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table:align="margins"/>
    </style:style>
    <style:style style:name="Table1.A" style:family="table-column">
      <style:table-column-properties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table:align="margins"/>
    </style:style>
    <style:style style:name="Table2.A" style:family="table-column">
      <style:table-column-properties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table:align="margins"/>
    </style:style>
    <style:style style:name="Table3.A" style:family="table-column">
      <style:table-column-properties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table:align="margins"/>
    </style:style>
    <style:style style:name="Table4.A" style:family="table-column">
      <style:table-column-properties style:rel-column-width="32767*"/>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table:align="margins"/>
    </style:style>
    <style:style style:name="Table5.A" style:family="table-column">
      <style:table-column-properties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table:align="margins"/>
    </style:style>
    <style:style style:name="Table6.A" style:family="table-column">
      <style:table-column-properties style:rel-column-width="32767*"/>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table:align="margins"/>
    </style:style>
    <style:style style:name="Table7.A" style:family="table-column">
      <style:table-column-properties style:rel-column-width="32767*"/>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table:align="margins"/>
    </style:style>
    <style:style style:name="Table8.A" style:family="table-column">
      <style:table-column-properties style:rel-column-width="21845*"/>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9" style:family="table">
      <style:table-properties table:align="margins"/>
    </style:style>
    <style:style style:name="Table9.A" style:family="table-column">
      <style:table-column-properties style:rel-column-width="16383*"/>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able_20_Heading">
      <style:paragraph-properties fo:text-align="left" style:justify-single-word="false"/>
    </style:style>
    <style:style style:name="P10" style:family="paragraph" style:parent-style-name="Table_20_Contents">
      <style:paragraph-properties fo:text-align="left" style:justify-single-word="false"/>
    </style:style>
    <style:style style:name="P11" style:family="paragraph" style:parent-style-name="Preformatted_20_Text">
      <style:paragraph-properties fo:margin-top="0cm" fo:margin-bottom="0.499cm" style:contextual-spacing="false"/>
    </style:style>
    <style:style style:name="P12" style:family="paragraph" style:parent-style-name="Text_20_body" style:list-style-name="L9"/>
    <style:style style:name="P13" style:family="paragraph" style:parent-style-name="Text_20_body" style:list-style-name="L10"/>
    <style:style style:name="T1" style:family="text">
      <style:text-properties fo:font-weight="bold"/>
    </style:style>
    <style:style style:name="T2" style:family="text">
      <style:text-properties style:font-name="Liberation Mono"/>
    </style:style>
    <style:style style:name="T3" style:family="text">
      <style:text-properties style:font-name="Liberation Mono"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 — Módulo de Auditoría CRM</text:h>
      <text:p text:style-name="Text_20_body">Fecha: 11/05/2026 Estado: PENDIENTE DE DESARROLLO Sprint: 1</text:p>
      <text:p text:style-name="Horizontal_20_Line"/>
      <text:h text:style-name="Heading_20_2" text:outline-level="2">1. Descripción general</text:h>
      <text:p text:style-name="Text_20_body">En un CRM, la trazabilidad de las operaciones sobre los datos de negocio es un requisito crítico. Los equipos de ventas, soporte y dirección necesitan saber en todo momento <text:span text:style-name="T1">quién modificó el registro de un cliente, cuándo se cambió el estado de una oportunidad, o qué usuario eliminó un contacto</text:span>. Esta capacidad no solo responde a exigencias regulatorias o de auditoría interna, sino que es la base para resolver disputas comerciales, detectar uso indebido de los datos de clientes y mantener la integridad de la información de negocio.</text:p>
      <text:p text:style-name="Text_20_body">El módulo de Auditoría CRM registra de forma automática, transparente e inmutable cada acción que los usuarios realizan sobre las entidades del CRM — Clientes, Contactos, Oportunidades, Actividades, Usuarios, etc. — respondiendo siempre a las preguntas: <text:span text:style-name="T1">¿quién hizo qué, sobre qué registro, cuándo, desde dónde y qué cambió exactamente?</text:span></text:p>
      <text:p text:style-name="Text_20_body">El módulo se diseña con visión de crecimiento: aunque en esta primera iteración la única entidad auditable es <text:span text:style-name="T1">Usuario</text:span> (entidad piloto ya existente en el sistema), la arquitectura debe soportar incorporar sin refactorización las entidades de negocio CRM que se desarrollen en sprints posteriores (Clientes, Contactos, Oportunidades, etc.).</text:p>
      <text:p text:style-name="Text_20_body">El registro es <text:span text:style-name="T1">pasivo y no bloqueante</text:span>: nunca interrumpe el flujo principal de negocio. Si la escritura de un registro de auditoría falla, el error se logea en el sistema pero la operación original sobre el registro CRM se completa con normalidad.</text:p>
      <text:p text:style-name="Text_20_body">Solo los usuarios con rol <text:span text:style-name="T1">ADMIN</text:span> pueden consultar el historial de auditoría. Ningún usuario REGULAR puede acceder a esta información, ni a través de la API ni desde la interfaz Angular.</text:p>
      <text:p text:style-name="Horizontal_20_Line"/>
      <text:h text:style-name="Heading_20_2" text:outline-level="2">2. Historias de usuario</text:h>
      <text:p text:style-name="Text_20_body"><text:span text:style-name="T1">HU-AUD-01 — Trazabilidad de modificaciones sobre registros CRM</text:span></text:p>
      <text:p text:style-name="Quotations">Como <text:span text:style-name="T1">director comercial</text:span>, quiero saber quién modificó los datos de un cliente y cuándo ocurrió el cambio, incluyendo el valor anterior y el nuevo, para poder resolver discrepancias comerciales y mantener la integridad del historial de negocio.</text:p>
      <text:p text:style-name="Text_20_body"><text:span text:style-name="T1">HU-AUD-02 — Actividad de un usuario en el CRM</text:span></text:p>
      <text:p text:style-name="Quotations">Como <text:span text:style-name="T1">administrador del CRM</text:span>, quiero consultar todas las acciones que realizó un usuario específico durante un rango de fechas (hoy, esta semana, este mes), para supervisar el uso del sistema, detectar comportamientos anómalos o verificar la productividad del equipo.</text:p>
      <text:p text:style-name="Text_20_body"><text:span text:style-name="T1">HU-AUD-03 — Historial de cambios de un registro</text:span></text:p>
      <text:p text:style-name="Quotations">Como <text:span text:style-name="T1">responsable de cuentas</text:span>, quiero ver el historial completo de modificaciones de un registro concreto (por ejemplo, el cliente con ID 450), con comparativa entre el estado anterior y el estado actual para cada cambio, de modo que pueda entender la evolución del registro a lo largo del tiempo.</text:p>
      <text:p text:style-name="Text_20_body"><text:span text:style-name="T1">HU-AUD-04 — Detección de eliminaciones de datos de negocio</text:span></text:p>
      <text:p text:style-name="Quotations">Como <text:span text:style-name="T1">administrador del CRM</text:span>, quiero recibir trazabilidad de cada eliminación de un registro (cliente, contacto, oportunidad), incluyendo quién lo eliminó y cuándo, para poder restaurar datos en caso de borrado accidental o no autorizado y para demostrar que el borrado fue intencionado.</text:p>
      <text:p text:style-name="Text_20_body"><text:span text:style-name="T1">HU-AUD-05 — Consulta de auditoría con filtros avanzados</text:span></text:p>
      <text:p text:style-name="Quotations">Como <text:span text:style-name="T1">ADMIN</text:span>, quiero filtrar el historial de auditoría por entidad (ej. Cliente), acción (ej. MODIFICAR), usuario y rango de fechas, con resultados paginados y ordenados por fecha descendente, para localizar rápidamente un evento específico sin necesidad de revisar miles de registros.</text:p>
      <text:p text:style-name="Text_20_body"><text:span text:style-name="T1">HU-AUD-06 — Trazabilidad de gestión de usuarios del CRM</text:span></text:p>
      <text:p text:style-name="Quotations">Como <text:span text:style-name="T1">ADMIN</text:span>, quiero que todas las altas, modificaciones y bajas de usuarios del CRM queden registradas automáticamente — incluyendo los cambios de rol y contraseña — para garantizar control total sobre quién tiene acceso al sistema y con qué permisos.</text:p>
      <text:p text:style-name="Text_20_body"><text:span text:style-name="T1">HU-AUD-07 — Comparativa de un campo entre dos momentos</text:span></text:p>
      <text:p text:style-name="Quotations">Como <text:span text:style-name="T1">jefe de ventas</text:span>, quiero poder ver qué valor tenía el campo "estado de oportunidad" ayer y qué valor tiene hoy, para entender si el pipeline comercial ha avanzado o si alguien modificó una oportunidad sin comunicarlo al equipo.</text:p>
      <text:p text:style-name="Horizontal_20_Line"/>
      <text:h text:style-name="Heading_20_2" text:outline-level="2">3. Criterios de aceptación</text:h>
      <text:h text:style-name="Heading_20_3" text:outline-level="3">HU-AUD-01 — Trazabilidad de modificaciones</text:h>
      <text:list text:style-name="L1">
        <text:list-item>
          <text:p text:style-name="P1">CA-01.1: Toda operación de <text:span text:style-name="T1">creación</text:span> sobre una entidad auditable genera un registro con <text:span text:style-name="T2">accion = CREAR</text:span>, <text:span text:style-name="T2">valor_anterior = NULL</text:span> y <text:span text:style-name="T2">valor_nuevo</text:span> con el estado inicial del registro en formato JSON.</text:p>
        </text:list-item>
        <text:list-item>
          <text:p text:style-name="P1">CA-01.2: Toda operación de <text:span text:style-name="T1">modificación</text:span> genera un registro con <text:span text:style-name="T2">accion = MODIFICAR</text:span>, <text:span text:style-name="T2">valor_anterior</text:span> con el estado previo en JSON y <text:span text:style-name="T2">valor_nuevo</text:span> con el estado posterior en JSON.</text:p>
        </text:list-item>
        <text:list-item>
          <text:p text:style-name="P1">CA-01.3: Los campos de tipo contraseña nunca aparecen en <text:span text:style-name="T2">valor_anterior</text:span> ni <text:span text:style-name="T2">valor_nuevo</text:span>. Su modificación se indica únicamente en el campo <text:span text:style-name="T2">detalle</text:span> con el texto <text:span text:style-name="T2">'password actualizado'</text:span>.</text:p>
        </text:list-item>
        <text:list-item>
          <text:p text:style-name="P1">CA-01.4: El registro contiene el <text:span text:style-name="T2">id_registro</text:span> de la entidad afectada, de modo que se puede relacionar con el registro de negocio concreto.</text:p>
        </text:list-item>
      </text:list>
      <text:h text:style-name="Heading_20_3" text:outline-level="3" text:is-list-header="true">HU-AUD-02 — Actividad de un usuario</text:h>
      <text:list text:style-name="L2">
        <text:list-item>
          <text:p text:style-name="P2">CA-02.1: El endpoint <text:span text:style-name="T2">GET /api/auditoria</text:span> acepta el parámetro opcional <text:span text:style-name="T2">username</text:span> y devuelve únicamente los registros del usuario indicado.</text:p>
        </text:list-item>
        <text:list-item>
          <text:p text:style-name="P2">CA-02.2: El endpoint acepta parámetros <text:span text:style-name="T2">fechaDesde</text:span> y <text:span text:style-name="T2">fechaHasta</text:span> en formato ISO-8601 (<text:span text:style-name="T2">yyyy-MM-dd</text:span>) para acotar el rango temporal.</text:p>
        </text:list-item>
        <text:list-item>
          <text:p text:style-name="P2">CA-02.3: Los resultados se ordenan siempre por <text:span text:style-name="T2">fecha_hora DESC</text:span>.</text:p>
        </text:list-item>
        <text:list-item>
          <text:p text:style-name="P2">CA-02.4: La pantalla Angular <text:span text:style-name="T2">/auditoria</text:span> permite al ADMIN seleccionar un usuario del sistema desde un selector y ver su actividad filtrada.</text:p>
        </text:list-item>
      </text:list>
      <text:h text:style-name="Heading_20_3" text:outline-level="3" text:is-list-header="true">HU-AUD-03 — Historial de cambios de un registro</text:h>
      <text:list text:style-name="L3">
        <text:list-item>
          <text:p text:style-name="P3">CA-03.1: El endpoint <text:span text:style-name="T2">GET /api/auditoria</text:span> acepta los parámetros opcionales <text:span text:style-name="T2">entidad</text:span> (ej. <text:span text:style-name="T2">USUARIO</text:span>, <text:span text:style-name="T2">CLIENTE</text:span>) e <text:span text:style-name="T2">idRegistro</text:span> (Long) para filtrar el historial de un registro concreto.</text:p>
        </text:list-item>
        <text:list-item>
          <text:p text:style-name="P3">CA-03.2: Cuando se filtra por <text:span text:style-name="T2">idRegistro</text:span>, la respuesta incluye todos los eventos de auditoría de ese registro ordenados por <text:span text:style-name="T2">fecha_hora ASC</text:span>, de forma que se puede reconstruir la evolución cronológica.</text:p>
        </text:list-item>
        <text:list-item>
          <text:p text:style-name="P3">CA-03.3: Los campos <text:span text:style-name="T2">valor_anterior</text:span> y <text:span text:style-name="T2">valor_nuevo</text:span> son JSON legible que representa el estado del registro en ese momento.</text:p>
        </text:list-item>
      </text:list>
      <text:h text:style-name="Heading_20_3" text:outline-level="3" text:is-list-header="true">HU-AUD-04 — Eliminaciones</text:h>
      <text:list text:style-name="L4">
        <text:list-item>
          <text:p text:style-name="P4">CA-04.1: Toda operación de <text:span text:style-name="T1">eliminación</text:span> genera un registro con <text:span text:style-name="T2">accion = ELIMINAR</text:span> y <text:span text:style-name="T2">valor_anterior</text:span> con el último estado del registro antes del borrado en JSON. <text:span text:style-name="T2">valor_nuevo</text:span> queda <text:span text:style-name="T2">NULL</text:span>.</text:p>
        </text:list-item>
        <text:list-item>
          <text:p text:style-name="P4">CA-04.2: El <text:span text:style-name="T2">username</text:span> del usuario que ejecuta la eliminación se extrae del JWT del <text:span text:style-name="T2">SecurityContext</text:span>, no del body del request.</text:p>
        </text:list-item>
        <text:list-item>
          <text:p text:style-name="P4">CA-04.3: El <text:span text:style-name="T2">id_registro</text:span> del registro eliminado se conserva en el registro de auditoría, aunque el registro ya no exista en la tabla origen.</text:p>
        </text:list-item>
      </text:list>
      <text:h text:style-name="Heading_20_3" text:outline-level="3" text:is-list-header="true">HU-AUD-05 — Filtros avanzados y paginación</text:h>
      <text:list text:style-name="L5">
        <text:list-item>
          <text:p text:style-name="P5">CA-05.1: Los parámetros de filtro son todos opcionales. Si no se proporciona ninguno, se devuelven todos los registros paginados.</text:p>
        </text:list-item>
        <text:list-item>
          <text:p text:style-name="P5">CA-05.2: El parámetro <text:span text:style-name="T2">size</text:span> tiene un valor por defecto de 20 y un máximo de 100. El parámetro <text:span text:style-name="T2">page</text:span> es 0-based.</text:p>
        </text:list-item>
        <text:list-item>
          <text:p text:style-name="P5">CA-05.3: La respuesta incluye metadatos de paginación: <text:span text:style-name="T2">totalElements</text:span>, <text:span text:style-name="T2">totalPages</text:span>, <text:span text:style-name="T2">currentPage</text:span>, <text:span text:style-name="T2">pageSize</text:span>.</text:p>
        </text:list-item>
        <text:list-item>
          <text:p text:style-name="P5">CA-05.4: El endpoint devuelve HTTP 403 si el token JWT no corresponde a un ADMIN.</text:p>
        </text:list-item>
      </text:list>
      <text:h text:style-name="Heading_20_3" text:outline-level="3" text:is-list-header="true">HU-AUD-06 — Gestión de usuarios</text:h>
      <text:list text:style-name="L6">
        <text:list-item>
          <text:p text:style-name="P6">CA-06.1: <text:span text:style-name="T2">POST /api/usuarios</text:span> exitoso → <text:span text:style-name="T2">entidad = USUARIO</text:span>, <text:span text:style-name="T2">accion = CREAR</text:span>, <text:span text:style-name="T2">id_registro</text:span> = ID del usuario creado, <text:span text:style-name="T2">valor_nuevo</text:span> = <text:span text:style-name="T2">{username, nombre, rol}</text:span>.</text:p>
        </text:list-item>
        <text:list-item>
          <text:p text:style-name="P6">CA-06.2: <text:span text:style-name="T2">PUT /api/usuarios/{id}</text:span> exitoso → <text:span text:style-name="T2">accion = MODIFICAR</text:span>, <text:span text:style-name="T2">valor_anterior</text:span> = estado antes del cambio, <text:span text:style-name="T2">valor_nuevo</text:span> = estado después. Si cambia el rol, <text:span text:style-name="T2">detalle</text:span> indica <text:span text:style-name="T2">'rol: REGULAR → ADMIN'</text:span>.</text:p>
        </text:list-item>
        <text:list-item>
          <text:p text:style-name="P6">CA-06.3: <text:span text:style-name="T2">DELETE /api/usuarios/{id}</text:span> exitoso → <text:span text:style-name="T2">accion = ELIMINAR</text:span>, <text:span text:style-name="T2">valor_anterior</text:span> = <text:span text:style-name="T2">{username, nombre, rol}</text:span> del usuario eliminado.</text:p>
        </text:list-item>
        <text:list-item>
          <text:p text:style-name="P6">CA-06.4: Las operaciones que fallan por validación (400) o entidad no encontrada (404) <text:span text:style-name="T1">no</text:span> generan registro de auditoría.</text:p>
        </text:list-item>
      </text:list>
      <text:h text:style-name="Heading_20_3" text:outline-level="3" text:is-list-header="true">HU-AUD-07 — Comparativa de campos</text:h>
      <text:list text:style-name="L7">
        <text:list-item>
          <text:p text:style-name="P7">CA-07.1: El frontend muestra columnas <text:span text:style-name="T2">Valor anterior</text:span> y <text:span text:style-name="T2">Valor nuevo</text:span> en la tabla de auditoría. Cuando ambas tienen contenido JSON, se renderiza una comparativa campo a campo en un panel expandible por fila.</text:p>
        </text:list-item>
        <text:list-item>
          <text:p text:style-name="P7">CA-07.2: Los campos sin cambio no se destacan; los campos que sí cambiaron se resaltan visualmente (ej. fondo amarillo).</text:p>
        </text:list-item>
      </text:list>
      <text:p text:style-name="Horizontal_20_Line"/>
      <text:h text:style-name="Heading_20_2" text:outline-level="2">4. Reglas de negocio</text:h>
      <text:list text:style-name="L8">
        <text:list-item>
          <text:p text:style-name="P8"><text:span text:style-name="T1">RN-01 — Inmutabilidad absoluta:</text:span> Los registros de auditoría nunca se modifican ni eliminan desde la aplicación. No existe ningún endpoint PUT, PATCH o DELETE sobre <text:span text:style-name="T2">/api/auditoria</text:span>. La tabla en base de datos no tiene permisos de DELETE ni UPDATE para el usuario de aplicación.</text:p>
        </text:list-item>
        <text:list-item>
          <text:p text:style-name="P8"><text:span text:style-name="T1">RN-02 — No bloqueo del flujo de negocio:</text:span> La escritura de auditoría se ejecuta dentro de un bloque try-catch aislado. Un fallo en la persistencia de auditoría no propaga excepción al flujo principal. La operación de negocio se completa siempre.</text:p>
        </text:list-item>
        <text:list-item>
          <text:p text:style-name="P8"><text:span text:style-name="T1">RN-03 — Captura de IP real del cliente:</text:span> Se extrae la IP del header <text:span text:style-name="T2">X-Forwarded-For</text:span> (proxy/balanceador). Si está presente y contiene múltiples valores (proxy chain), se toma el primero. Si el header no existe, se usa <text:span text:style-name="T2">HttpServletRequest.getRemoteAddr()</text:span>. Máximo 45 caracteres (soporte IPv6).</text:p>
        </text:list-item>
        <text:list-item>
          <text:p text:style-name="P8"><text:span text:style-name="T1">RN-04 — El actor siempre viene del JWT:</text:span> El <text:span text:style-name="T2">username</text:span> del usuario que ejecuta la acción se extrae del <text:span text:style-name="T2">SecurityContext</text:span> (<text:span text:style-name="T2">Authentication.getName()</text:span>), nunca del body de la request. Esto impide que un usuario se atribuya acciones de otro.</text:p>
        </text:list-item>
        <text:list-item>
          <text:p text:style-name="P8"><text:span text:style-name="T1">RN-05 — Contraseñas fuera de auditoría:</text:span> Ningún campo del registro de auditoría (<text:span text:style-name="T2">valor_anterior</text:span>, <text:span text:style-name="T2">valor_nuevo</text:span>, <text:span text:style-name="T2">detalle</text:span>) puede contener un valor de contraseña, ni en texto plano ni hasheado con BCrypt. El cambio de contraseña solo se documenta con <text:span text:style-name="T2">'password actualizado'</text:span> en <text:span text:style-name="T2">detalle</text:span>.</text:p>
        </text:list-item>
        <text:list-item>
          <text:p text:style-name="P8"><text:span text:style-name="T1">RN-06 — Acceso exclusivo ADMIN:</text:span> Únicamente los usuarios con rol <text:span text:style-name="T2">ADMIN</text:span> pueden consultar registros de auditoría. Los usuarios <text:span text:style-name="T2">REGULAR</text:span> reciben HTTP 403 en cualquier intento de acceso a <text:span text:style-name="T2">/api/auditoria/**</text:span>. La protección opera a nivel de Spring Security, antes de llegar al controller.</text:p>
        </text:list-item>
        <text:list-item>
          <text:p text:style-name="P8"><text:span text:style-name="T1">RN-07 — Timestamps en UTC:</text:span> <text:span text:style-name="T2">fecha_hora</text:span> se almacena siempre en UTC (<text:span text:style-name="T2">DATETIME2</text:span> de SQL Server con precisión de milisegundos). El frontend convierte a la zona horaria local del navegador en la capa de presentación.</text:p>
        </text:list-item>
        <text:list-item>
          <text:p text:style-name="P8"><text:span text:style-name="T1">RN-08 — Diseño extensible por entidad:</text:span> El módulo usa <text:span text:style-name="T2">entidad</text:span> (String o enum) para identificar el tipo de registro afectado. Al incorporar una nueva entidad CRM (ej. <text:span text:style-name="T2">CLIENTE</text:span>), basta con añadir su valor al enum <text:span text:style-name="T2">EntidadAuditable</text:span> y llamar al <text:span text:style-name="T2">AuditoriaService</text:span> desde el nuevo controller, sin modificar la estructura de la tabla ni el servicio de auditoría.</text:p>
        </text:list-item>
        <text:list-item>
          <text:p text:style-name="P8"><text:span text:style-name="T1">RN-09 — Estado antes de la operación destructiva:</text:span> En operaciones de eliminación o modificación, el estado <text:span text:style-name="T2">valor_anterior</text:span> se captura <text:span text:style-name="T1">antes</text:span> de ejecutar el <text:span text:style-name="T2">repository.save()</text:span> o <text:span text:style-name="T2">repository.deleteById()</text:span>, no después.</text:p>
        </text:list-item>
        <text:list-item>
          <text:p text:style-name="P8"><text:span text:style-name="T1">RN-10 — Retención de registros:</text:span> Los registros de auditoría se conservan un mínimo de <text:span text:style-name="T1">2 años</text:span> desde su fecha de creación. El parámetro de retención se configura en <text:span text:style-name="T2">BRM_CONFIG.CFG_CONFIG</text:span> con la variable <text:span text:style-name="T2">AUDIT_RETENTION_DAYS</text:span> (valor por defecto: 730) para que pueda ajustarse sin redespliegue.</text:p>
        </text:list-item>
        <text:list-item>
          <text:p text:style-name="P8"><text:span text:style-name="T1">RN-11 — Username en intentos de login fallido:</text:span> Se registra el username exactamente como lo envió el cliente, aunque no exista en la base de datos. Si supera los 100 caracteres, se trunca. Esto permite detectar ataques con usernames sintéticos.</text:p>
        </text:list-item>
      </text:list>
      <text:p text:style-name="Horizontal_20_Line"/>
      <text:h text:style-name="Heading_20_2" text:outline-level="2">5. Entidades auditables</text:h>
      <text:p text:style-name="Text_20_body">El módulo se diseña para auditar cualquier entidad del CRM. La tabla de auditoría es genérica: el campo <text:span text:style-name="T2">entidad</text:span> identifica el tipo de objeto afectado y <text:span text:style-name="T2">id_registro</text:span> identifica el registro concreto dentro de esa entidad. La entidad <text:span text:style-name="T1">Usuario</text:span> funciona como piloto en Sprint 1.</text:p>
      <table:table table:name="Table1" table:style-name="Table1">
        <table:table-column table:style-name="Table1.A" table:number-columns-repeated="5"/>
        <table:table-header-rows>
          <table:table-row>
            <table:table-cell table:style-name="Table1.A1" office:value-type="string">
              <text:p text:style-name="P9">Entidad</text:p>
            </table:table-cell>
            <table:table-cell table:style-name="Table1.A1" office:value-type="string">
              <text:p text:style-name="Table_20_Heading">Valor del campo <text:span text:style-name="T2">entidad</text:span></text:p>
            </table:table-cell>
            <table:table-cell table:style-name="Table1.A1" office:value-type="string">
              <text:p text:style-name="P9">Sprint</text:p>
            </table:table-cell>
            <table:table-cell table:style-name="Table1.A1" office:value-type="string">
              <text:p text:style-name="P9">Estado</text:p>
            </table:table-cell>
            <table:table-cell table:style-name="Table1.E1" office:value-type="string">
              <text:p text:style-name="P9">Acciones auditadas</text:p>
            </table:table-cell>
          </table:table-row>
        </table:table-header-rows>
        <table:table-row>
          <table:table-cell table:style-name="Table1.A2" office:value-type="string">
            <text:p text:style-name="P10">Usuario del sistema</text:p>
          </table:table-cell>
          <table:table-cell table:style-name="Table1.A2" office:value-type="string">
            <text:p text:style-name="Table_20_Contents"><text:span text:style-name="T2">USUARIO</text:span></text:p>
          </table:table-cell>
          <table:table-cell table:style-name="Table1.A2" office:value-type="string">
            <text:p text:style-name="P10">Sprint 1</text:p>
          </table:table-cell>
          <table:table-cell table:style-name="Table1.A2" office:value-type="string">
            <text:p text:style-name="Table_20_Contents"><text:span text:style-name="T1">Piloto — activo</text:span></text:p>
          </table:table-cell>
          <table:table-cell table:style-name="Table1.E2" office:value-type="string">
            <text:p text:style-name="P10">CREAR, MODIFICAR, ELIMINAR</text:p>
          </table:table-cell>
        </table:table-row>
        <table:table-row>
          <table:table-cell table:style-name="Table1.A2" office:value-type="string">
            <text:p text:style-name="P10">Cliente</text:p>
          </table:table-cell>
          <table:table-cell table:style-name="Table1.A2" office:value-type="string">
            <text:p text:style-name="Table_20_Contents"><text:span text:style-name="T2">CLIENTE</text:span></text:p>
          </table:table-cell>
          <table:table-cell table:style-name="Table1.A2" office:value-type="string">
            <text:p text:style-name="P10">Sprint 2</text:p>
          </table:table-cell>
          <table:table-cell table:style-name="Table1.A2" office:value-type="string">
            <text:p text:style-name="P10">Pendiente</text:p>
          </table:table-cell>
          <table:table-cell table:style-name="Table1.E2" office:value-type="string">
            <text:p text:style-name="P10">CREAR, MODIFICAR, ELIMINAR</text:p>
          </table:table-cell>
        </table:table-row>
        <table:table-row>
          <table:table-cell table:style-name="Table1.A2" office:value-type="string">
            <text:p text:style-name="P10">Contacto</text:p>
          </table:table-cell>
          <table:table-cell table:style-name="Table1.A2" office:value-type="string">
            <text:p text:style-name="Table_20_Contents"><text:span text:style-name="T2">CONTACTO</text:span></text:p>
          </table:table-cell>
          <table:table-cell table:style-name="Table1.A2" office:value-type="string">
            <text:p text:style-name="P10">Sprint 2</text:p>
          </table:table-cell>
          <table:table-cell table:style-name="Table1.A2" office:value-type="string">
            <text:p text:style-name="P10">Pendiente</text:p>
          </table:table-cell>
          <table:table-cell table:style-name="Table1.E2" office:value-type="string">
            <text:p text:style-name="P10">CREAR, MODIFICAR, ELIMINAR</text:p>
          </table:table-cell>
        </table:table-row>
        <table:table-row>
          <table:table-cell table:style-name="Table1.A2" office:value-type="string">
            <text:p text:style-name="P10">Oportunidad</text:p>
          </table:table-cell>
          <table:table-cell table:style-name="Table1.A2" office:value-type="string">
            <text:p text:style-name="Table_20_Contents"><text:span text:style-name="T2">OPORTUNIDAD</text:span></text:p>
          </table:table-cell>
          <table:table-cell table:style-name="Table1.A2" office:value-type="string">
            <text:p text:style-name="P10">Sprint 3</text:p>
          </table:table-cell>
          <table:table-cell table:style-name="Table1.A2" office:value-type="string">
            <text:p text:style-name="P10">Pendiente</text:p>
          </table:table-cell>
          <table:table-cell table:style-name="Table1.E2" office:value-type="string">
            <text:p text:style-name="P10">CREAR, MODIFICAR, ELIMINAR, CAMBIO_ESTADO</text:p>
          </table:table-cell>
        </table:table-row>
        <table:table-row>
          <table:table-cell table:style-name="Table1.A2" office:value-type="string">
            <text:p text:style-name="P10">Actividad / Tarea</text:p>
          </table:table-cell>
          <table:table-cell table:style-name="Table1.A2" office:value-type="string">
            <text:p text:style-name="Table_20_Contents"><text:span text:style-name="T2">ACTIVIDAD</text:span></text:p>
          </table:table-cell>
          <table:table-cell table:style-name="Table1.A2" office:value-type="string">
            <text:p text:style-name="P10">Sprint 3</text:p>
          </table:table-cell>
          <table:table-cell table:style-name="Table1.A2" office:value-type="string">
            <text:p text:style-name="P10">Pendiente</text:p>
          </table:table-cell>
          <table:table-cell table:style-name="Table1.E2" office:value-type="string">
            <text:p text:style-name="P10">CREAR, COMPLETAR, ELIMINAR</text:p>
          </table:table-cell>
        </table:table-row>
        <table:table-row>
          <table:table-cell table:style-name="Table1.A2" office:value-type="string">
            <text:p text:style-name="P10">Producto / Servicio</text:p>
          </table:table-cell>
          <table:table-cell table:style-name="Table1.A2" office:value-type="string">
            <text:p text:style-name="Table_20_Contents"><text:span text:style-name="T2">PRODUCTO</text:span></text:p>
          </table:table-cell>
          <table:table-cell table:style-name="Table1.A2" office:value-type="string">
            <text:p text:style-name="P10">Sprint 4</text:p>
          </table:table-cell>
          <table:table-cell table:style-name="Table1.A2" office:value-type="string">
            <text:p text:style-name="P10">Pendiente</text:p>
          </table:table-cell>
          <table:table-cell table:style-name="Table1.E2" office:value-type="string">
            <text:p text:style-name="P10">CREAR, MODIFICAR, ELIMINAR</text:p>
          </table:table-cell>
        </table:table-row>
        <table:table-row>
          <table:table-cell table:style-name="Table1.A2" office:value-type="string">
            <text:p text:style-name="P10">Oferta / Presupuesto</text:p>
          </table:table-cell>
          <table:table-cell table:style-name="Table1.A2" office:value-type="string">
            <text:p text:style-name="Table_20_Contents"><text:span text:style-name="T2">OFERTA</text:span></text:p>
          </table:table-cell>
          <table:table-cell table:style-name="Table1.A2" office:value-type="string">
            <text:p text:style-name="P10">Sprint 4</text:p>
          </table:table-cell>
          <table:table-cell table:style-name="Table1.A2" office:value-type="string">
            <text:p text:style-name="P10">Pendiente</text:p>
          </table:table-cell>
          <table:table-cell table:style-name="Table1.E2" office:value-type="string">
            <text:p text:style-name="P10">CREAR, MODIFICAR, ENVIADA, ACEPTADA, RECHAZADA</text:p>
          </table:table-cell>
        </table:table-row>
      </table:table>
      <text:p text:style-name="Text_20_body"/>
      <text:p text:style-name="Quotations">Nota: las acciones <text:span text:style-name="T2">LOGIN_EXITOSO</text:span> y <text:span text:style-name="T2">LOGIN_FALLIDO</text:span> no tienen <text:span text:style-name="T2">entidad</text:span> ni <text:span text:style-name="T2">id_registro</text:span> asociado ya que son eventos de sesión, no de negocio. Se registran con <text:span text:style-name="T2">entidad = SESION</text:span>.</text:p>
      <text:p text:style-name="Horizontal_20_Line"/>
      <text:h text:style-name="Heading_20_2" text:outline-level="2">6. Impacto en el sistema</text:h>
      <text:h text:style-name="Heading_20_3" text:outline-level="3">Base de datos</text:h>
      <text:p text:style-name="Text_20_body">Nueva tabla en el esquema <text:span text:style-name="T2">BRM_CONFIG</text:span> de la base de datos <text:span text:style-name="T2">logindb</text:span>, siguiendo la convención de configuración centralizada del proyecto:</text:p>
      <text:p text:style-name="P11">-- Crear tabla principal de auditoría<text:line-break/>CREATE TABLE BRM_CONFIG.AUD_AUDITORIA (<text:line-break/> <text:s text:c="3"/>id <text:s text:c="15"/>BIGINT <text:s text:c="8"/>IDENTITY(1,1) NOT NULL,<text:line-break/> <text:s text:c="3"/>entidad <text:s text:c="10"/>NVARCHAR(50) <text:s text:c="2"/>NOT NULL, <text:s text:c="8"/>-- USUARIO, CLIENTE, OPORTUNIDAD, SESION, etc.<text:line-break/> <text:s text:c="3"/>id_registro <text:s text:c="6"/>BIGINT <text:s text:c="8"/>NULL, <text:s text:c="12"/>-- ID del registro afectado (NULL para eventos de sesión)<text:line-break/> <text:s text:c="3"/>accion <text:s text:c="11"/>NVARCHAR(50) <text:s text:c="2"/>NOT NULL, <text:s text:c="8"/>-- CREAR | MODIFICAR | ELIMINAR | LOGIN_EXITOSO | LOGIN_FALLIDO | LOGOUT | CAMBIO_ESTADO<text:line-break/> <text:s text:c="3"/>valor_anterior <text:s text:c="3"/>NVARCHAR(MAX) <text:s/>NULL, <text:s text:c="12"/>-- JSON con estado previo del registro (NULL en CREAR)<text:line-break/> <text:s text:c="3"/>valor_nuevo <text:s text:c="6"/>NVARCHAR(MAX) <text:s/>NULL, <text:s text:c="12"/>-- JSON con estado nuevo del registro (NULL en ELIMINAR)<text:line-break/> <text:s text:c="3"/>username <text:s text:c="9"/>NVARCHAR(100) <text:s/>NOT NULL, <text:s text:c="8"/>-- usuario que ejecuta la acción (del JWT / SecurityContext)<text:line-break/> <text:s text:c="3"/>fecha_hora <text:s text:c="7"/>DATETIME2(3) <text:s text:c="2"/>NOT NULL, <text:s text:c="8"/>-- UTC, precisión de milisegundos<text:line-break/> <text:s text:c="3"/>ip_origen <text:s text:c="8"/>NVARCHAR(45) <text:s text:c="2"/>NOT NULL, <text:s text:c="8"/>-- IPv4 o IPv6 del cliente<text:line-break/> <text:s text:c="3"/>detalle <text:s text:c="10"/>NVARCHAR(500) <text:s/>NULL, <text:s text:c="12"/>-- info adicional: cambio de rol, password actualizado, motivo de fallo, etc.<text:line-break/> <text:s text:c="3"/>CONSTRAINT PK_AUD_AUDITORIA PRIMARY KEY CLUSTERED (id ASC)<text:line-break/>);<text:line-break/><text:line-break/>-- Índices para las consultas más frecuentes de negocio<text:line-break/>CREATE INDEX IX_AUD_fecha_hora <text:s text:c="3"/>ON BRM_CONFIG.AUD_AUDITORIA (fecha_hora DESC);<text:line-break/>CREATE INDEX IX_AUD_username <text:s text:c="5"/>ON BRM_CONFIG.AUD_AUDITORIA (username);<text:line-break/>CREATE INDEX IX_AUD_entidad <text:s text:c="6"/>ON BRM_CONFIG.AUD_AUDITORIA (entidad);<text:line-break/>CREATE INDEX IX_AUD_id_registro <text:s text:c="2"/>ON BRM_CONFIG.AUD_AUDITORIA (id_registro) WHERE id_registro IS NOT NULL;<text:line-break/>CREATE INDEX IX_AUD_accion <text:s text:c="7"/>ON BRM_CONFIG.AUD_AUDITORIA (accion);<text:line-break/><text:line-break/>-- Parámetros de configuración del módulo de auditoría<text:line-break/>INSERT INTO BRM_CONFIG.CFG_CONFIG (CFG_CONFIG_VAR, CFG_CONFIG_VALOR, CFG_CONFIG_GRUPO)<text:line-break/>VALUES<text:line-break/> <text:s text:c="3"/>('AUDIT_ENABLED', <text:s text:c="7"/>'true', 'AUDITORIA'),<text:line-break/> <text:s text:c="3"/>('AUDIT_RETENTION_DAYS', '730', <text:s/>'AUDITORIA');</text:p>
      <text:p text:style-name="Text_20_body">Valores posibles del campo <text:span text:style-name="T2">accion</text:span>:</text:p>
      <table:table table:name="Table2" table:style-name="Table2">
        <table:table-column table:style-name="Table2.A" table:number-columns-repeated="3"/>
        <table:table-header-rows>
          <table:table-row>
            <table:table-cell table:style-name="Table2.A1" office:value-type="string">
              <text:p text:style-name="P9">Valor</text:p>
            </table:table-cell>
            <table:table-cell table:style-name="Table2.A1" office:value-type="string">
              <text:p text:style-name="P9">Tipo de evento</text:p>
            </table:table-cell>
            <table:table-cell table:style-name="Table2.C1" office:value-type="string">
              <text:p text:style-name="P9">Entidad típica</text:p>
            </table:table-cell>
          </table:table-row>
        </table:table-header-rows>
        <table:table-row>
          <table:table-cell table:style-name="Table2.A2" office:value-type="string">
            <text:p text:style-name="Table_20_Contents"><text:span text:style-name="T2">CREAR</text:span></text:p>
          </table:table-cell>
          <table:table-cell table:style-name="Table2.A2" office:value-type="string">
            <text:p text:style-name="P10">Alta de un nuevo registro</text:p>
          </table:table-cell>
          <table:table-cell table:style-name="Table2.C2" office:value-type="string">
            <text:p text:style-name="P10">Todas las entidades CRM</text:p>
          </table:table-cell>
        </table:table-row>
        <table:table-row>
          <table:table-cell table:style-name="Table2.A2" office:value-type="string">
            <text:p text:style-name="Table_20_Contents"><text:span text:style-name="T2">MODIFICAR</text:span></text:p>
          </table:table-cell>
          <table:table-cell table:style-name="Table2.A2" office:value-type="string">
            <text:p text:style-name="P10">Edición de un registro existente</text:p>
          </table:table-cell>
          <table:table-cell table:style-name="Table2.C2" office:value-type="string">
            <text:p text:style-name="P10">Todas las entidades CRM</text:p>
          </table:table-cell>
        </table:table-row>
        <table:table-row>
          <table:table-cell table:style-name="Table2.A2" office:value-type="string">
            <text:p text:style-name="Table_20_Contents"><text:span text:style-name="T2">ELIMINAR</text:span></text:p>
          </table:table-cell>
          <table:table-cell table:style-name="Table2.A2" office:value-type="string">
            <text:p text:style-name="P10">Baja de un registro</text:p>
          </table:table-cell>
          <table:table-cell table:style-name="Table2.C2" office:value-type="string">
            <text:p text:style-name="P10">Todas las entidades CRM</text:p>
          </table:table-cell>
        </table:table-row>
        <table:table-row>
          <table:table-cell table:style-name="Table2.A2" office:value-type="string">
            <text:p text:style-name="Table_20_Contents"><text:span text:style-name="T2">CAMBIO_ESTADO</text:span></text:p>
          </table:table-cell>
          <table:table-cell table:style-name="Table2.A2" office:value-type="string">
            <text:p text:style-name="P10">Cambio de estado de negocio</text:p>
          </table:table-cell>
          <table:table-cell table:style-name="Table2.C2" office:value-type="string">
            <text:p text:style-name="P10">Oportunidad, Oferta</text:p>
          </table:table-cell>
        </table:table-row>
        <table:table-row>
          <table:table-cell table:style-name="Table2.A2" office:value-type="string">
            <text:p text:style-name="Table_20_Contents"><text:span text:style-name="T2">LOGIN_EXITOSO</text:span></text:p>
          </table:table-cell>
          <table:table-cell table:style-name="Table2.A2" office:value-type="string">
            <text:p text:style-name="P10">Autenticación correcta</text:p>
          </table:table-cell>
          <table:table-cell table:style-name="Table2.C2" office:value-type="string">
            <text:p text:style-name="P10">SESION</text:p>
          </table:table-cell>
        </table:table-row>
        <table:table-row>
          <table:table-cell table:style-name="Table2.A2" office:value-type="string">
            <text:p text:style-name="Table_20_Contents"><text:span text:style-name="T2">LOGIN_FALLIDO</text:span></text:p>
          </table:table-cell>
          <table:table-cell table:style-name="Table2.A2" office:value-type="string">
            <text:p text:style-name="P10">Credenciales incorrectas</text:p>
          </table:table-cell>
          <table:table-cell table:style-name="Table2.C2" office:value-type="string">
            <text:p text:style-name="P10">SESION</text:p>
          </table:table-cell>
        </table:table-row>
        <table:table-row>
          <table:table-cell table:style-name="Table2.A2" office:value-type="string">
            <text:p text:style-name="Table_20_Contents"><text:span text:style-name="T2">LOGOUT</text:span></text:p>
          </table:table-cell>
          <table:table-cell table:style-name="Table2.A2" office:value-type="string">
            <text:p text:style-name="P10">Cierre de sesión explícito o por timeout</text:p>
          </table:table-cell>
          <table:table-cell table:style-name="Table2.C2" office:value-type="string">
            <text:p text:style-name="P10">SESION</text:p>
          </table:table-cell>
        </table:table-row>
      </table:table>
      <text:p text:style-name="Text_20_body"/>
      <text:p text:style-name="Horizontal_20_Line"/>
      <text:h text:style-name="Heading_20_3" text:outline-level="3">Backend (Spring Boot)</text:h>
      <text:p text:style-name="Text_20_body"><text:span text:style-name="T1">Clases nuevas a crear en </text:span><text:span text:style-name="T3">com.sergio.login</text:span><text:span text:style-name="T1">:</text:span></text:p>
      <table:table table:name="Table3" table:style-name="Table3">
        <table:table-column table:style-name="Table3.A" table:number-columns-repeated="3"/>
        <table:table-header-rows>
          <table:table-row>
            <table:table-cell table:style-name="Table3.A1" office:value-type="string">
              <text:p text:style-name="P9">Clase</text:p>
            </table:table-cell>
            <table:table-cell table:style-name="Table3.A1" office:value-type="string">
              <text:p text:style-name="P9">Tipo</text:p>
            </table:table-cell>
            <table:table-cell table:style-name="Table3.C1" office:value-type="string">
              <text:p text:style-name="P9">Responsabilidad</text:p>
            </table:table-cell>
          </table:table-row>
        </table:table-header-rows>
        <table:table-row>
          <table:table-cell table:style-name="Table3.A2" office:value-type="string">
            <text:p text:style-name="Table_20_Contents"><text:span text:style-name="T2">Auditoria.java</text:span></text:p>
          </table:table-cell>
          <table:table-cell table:style-name="Table3.A2" office:value-type="string">
            <text:p text:style-name="Table_20_Contents"><text:span text:style-name="T2">@Entity</text:span> JPA</text:p>
          </table:table-cell>
          <table:table-cell table:style-name="Table3.C2" office:value-type="string">
            <text:p text:style-name="Table_20_Contents">Mapea <text:span text:style-name="T2">BRM_CONFIG.AUD_AUDITORIA</text:span>. Campos: <text:span text:style-name="T2">id</text:span>, <text:span text:style-name="T2">entidad</text:span>, <text:span text:style-name="T2">idRegistro</text:span>, <text:span text:style-name="T2">accion</text:span>, <text:span text:style-name="T2">valorAnterior</text:span>, <text:span text:style-name="T2">valorNuevo</text:span>, <text:span text:style-name="T2">username</text:span>, <text:span text:style-name="T2">fechaHora</text:span> (<text:span text:style-name="T2">LocalDateTime</text:span> UTC), <text:span text:style-name="T2">ipOrigen</text:span>, <text:span text:style-name="T2">detalle</text:span>.</text:p>
          </table:table-cell>
        </table:table-row>
        <table:table-row>
          <table:table-cell table:style-name="Table3.A2" office:value-type="string">
            <text:p text:style-name="Table_20_Contents"><text:span text:style-name="T2">EntidadAuditable.java</text:span></text:p>
          </table:table-cell>
          <table:table-cell table:style-name="Table3.A2" office:value-type="string">
            <text:p text:style-name="Table_20_Contents"><text:span text:style-name="T2">enum</text:span></text:p>
          </table:table-cell>
          <table:table-cell table:style-name="Table3.C2" office:value-type="string">
            <text:p text:style-name="Table_20_Contents">Centraliza los valores de <text:span text:style-name="T2">entidad</text:span>: <text:span text:style-name="T2">USUARIO</text:span>, <text:span text:style-name="T2">CLIENTE</text:span>, <text:span text:style-name="T2">CONTACTO</text:span>, <text:span text:style-name="T2">OPORTUNIDAD</text:span>, <text:span text:style-name="T2">SESION</text:span>, etc. Único punto de cambio al incorporar nuevas entidades.</text:p>
          </table:table-cell>
        </table:table-row>
        <table:table-row>
          <table:table-cell table:style-name="Table3.A2" office:value-type="string">
            <text:p text:style-name="Table_20_Contents"><text:span text:style-name="T2">AccionAuditoria.java</text:span></text:p>
          </table:table-cell>
          <table:table-cell table:style-name="Table3.A2" office:value-type="string">
            <text:p text:style-name="Table_20_Contents"><text:span text:style-name="T2">enum</text:span></text:p>
          </table:table-cell>
          <table:table-cell table:style-name="Table3.C2" office:value-type="string">
            <text:p text:style-name="Table_20_Contents">Centraliza los valores de <text:span text:style-name="T2">accion</text:span>: <text:span text:style-name="T2">CREAR</text:span>, <text:span text:style-name="T2">MODIFICAR</text:span>, <text:span text:style-name="T2">ELIMINAR</text:span>, <text:span text:style-name="T2">CAMBIO_ESTADO</text:span>, <text:span text:style-name="T2">LOGIN_EXITOSO</text:span>, <text:span text:style-name="T2">LOGIN_FALLIDO</text:span>, <text:span text:style-name="T2">LOGOUT</text:span>.</text:p>
          </table:table-cell>
        </table:table-row>
        <table:table-row>
          <table:table-cell table:style-name="Table3.A2" office:value-type="string">
            <text:p text:style-name="Table_20_Contents"><text:span text:style-name="T2">AuditoriaRepository.java</text:span></text:p>
          </table:table-cell>
          <table:table-cell table:style-name="Table3.A2" office:value-type="string">
            <text:p text:style-name="Table_20_Contents"><text:span text:style-name="T2">JpaRepository&lt;Auditoria, Long&gt;</text:span> + <text:span text:style-name="T2">JpaSpecificationExecutor&lt;Auditoria&gt;</text:span></text:p>
          </table:table-cell>
          <table:table-cell table:style-name="Table3.C2" office:value-type="string">
            <text:p text:style-name="Table_20_Contents">Acceso a datos con soporte para <text:span text:style-name="T2">Specification</text:span> dinámica (filtros combinados).</text:p>
          </table:table-cell>
        </table:table-row>
        <table:table-row>
          <table:table-cell table:style-name="Table3.A2" office:value-type="string">
            <text:p text:style-name="Table_20_Contents"><text:span text:style-name="T2">AuditoriaService.java</text:span></text:p>
          </table:table-cell>
          <table:table-cell table:style-name="Table3.A2" office:value-type="string">
            <text:p text:style-name="Table_20_Contents"><text:span text:style-name="T2">@Service</text:span></text:p>
          </table:table-cell>
          <table:table-cell table:style-name="Table3.C2" office:value-type="string">
            <text:p text:style-name="Table_20_Contents">Método <text:span text:style-name="T2">registrar(...)</text:span> con try-catch aislado. Extracción de IP con fallback <text:span text:style-name="T2">X-Forwarded-For</text:span> / <text:span text:style-name="T2">getRemoteAddr()</text:span>. Consulta del flag <text:span text:style-name="T2">AUDIT_ENABLED</text:span> desde <text:span text:style-name="T2">ConfigService</text:span>. Método <text:span text:style-name="T2">buscar(filtros, pageable)</text:span> que construye la <text:span text:style-name="T2">Specification</text:span> y delega en el repositorio.</text:p>
          </table:table-cell>
        </table:table-row>
        <table:table-row>
          <table:table-cell table:style-name="Table3.A2" office:value-type="string">
            <text:p text:style-name="Table_20_Contents"><text:span text:style-name="T2">AuditoriaController.java</text:span></text:p>
          </table:table-cell>
          <table:table-cell table:style-name="Table3.A2" office:value-type="string">
            <text:p text:style-name="Table_20_Contents"><text:span text:style-name="T2">@RestController @RequestMapping("/api/auditoria")</text:span></text:p>
          </table:table-cell>
          <table:table-cell table:style-name="Table3.C2" office:value-type="string">
            <text:p text:style-name="Table_20_Contents"><text:span text:style-name="T2">GET /api/auditoria</text:span> paginado con filtros opcionales. Devuelve <text:span text:style-name="T2">Page&lt;AuditoriaDTO&gt;</text:span> (no la entidad directamente).</text:p>
          </table:table-cell>
        </table:table-row>
        <table:table-row>
          <table:table-cell table:style-name="Table3.A2" office:value-type="string">
            <text:p text:style-name="Table_20_Contents"><text:span text:style-name="T2">AuditoriaDTO.java</text:span></text:p>
          </table:table-cell>
          <table:table-cell table:style-name="Table3.A2" office:value-type="string">
            <text:p text:style-name="P10">Record / POJO</text:p>
          </table:table-cell>
          <table:table-cell table:style-name="Table3.C2" office:value-type="string">
            <text:p text:style-name="Table_20_Contents">Proyección de los campos de <text:span text:style-name="T2">Auditoria</text:span> para la API: <text:span text:style-name="T2">id</text:span>, <text:span text:style-name="T2">entidad</text:span>, <text:span text:style-name="T2">idRegistro</text:span>, <text:span text:style-name="T2">accion</text:span>, <text:span text:style-name="T2">valorAnterior</text:span>, <text:span text:style-name="T2">valorNuevo</text:span>, <text:span text:style-name="T2">username</text:span>, <text:span text:style-name="T2">fechaHora</text:span> (ISO-8601), <text:span text:style-name="T2">ipOrigen</text:span>, <text:span text:style-name="T2">detalle</text:span>.</text:p>
          </table:table-cell>
        </table:table-row>
        <table:table-row>
          <table:table-cell table:style-name="Table3.A2" office:value-type="string">
            <text:p text:style-name="Table_20_Contents"><text:span text:style-name="T2">AuditoriaSpec.java</text:span></text:p>
          </table:table-cell>
          <table:table-cell table:style-name="Table3.A2" office:value-type="string">
            <text:p text:style-name="Table_20_Contents"><text:span text:style-name="T2">Specification&lt;Auditoria&gt;</text:span></text:p>
          </table:table-cell>
          <table:table-cell table:style-name="Table3.C2" office:value-type="string">
            <text:p text:style-name="Table_20_Contents">Predicados dinámicos reutilizables: <text:span text:style-name="T2">byEntidad</text:span>, <text:span text:style-name="T2">byAccion</text:span>, <text:span text:style-name="T2">byUsername</text:span>, <text:span text:style-name="T2">byIdRegistro</text:span>, <text:span text:style-name="T2">byFechaDesde</text:span>, <text:span text:style-name="T2">byFechaHasta</text:span>.</text:p>
          </table:table-cell>
        </table:table-row>
      </table:table>
      <text:p text:style-name="Text_20_body"/>
      <text:p text:style-name="Text_20_body"><text:span text:style-name="T1">Clases existentes a modificar:</text:span></text:p>
      <table:table table:name="Table4" table:style-name="Table4">
        <table:table-column table:style-name="Table4.A" table:number-columns-repeated="2"/>
        <table:table-header-rows>
          <table:table-row>
            <table:table-cell table:style-name="Table4.A1" office:value-type="string">
              <text:p text:style-name="P9">Clase</text:p>
            </table:table-cell>
            <table:table-cell table:style-name="Table4.B1" office:value-type="string">
              <text:p text:style-name="P9">Modificación necesaria</text:p>
            </table:table-cell>
          </table:table-row>
        </table:table-header-rows>
        <table:table-row>
          <table:table-cell table:style-name="Table4.A2" office:value-type="string">
            <text:p text:style-name="Table_20_Contents"><text:span text:style-name="T2">AuthController.java</text:span></text:p>
          </table:table-cell>
          <table:table-cell table:style-name="Table4.B2" office:value-type="string">
            <text:p text:style-name="Table_20_Contents">Inyectar <text:span text:style-name="T2">AuditoriaService</text:span> y <text:span text:style-name="T2">HttpServletRequest</text:span> por constructor. Tras evaluar credenciales, llamar <text:span text:style-name="T2">registrar(SESION, null, LOGIN_EXITOSO/LOGIN_FALLIDO, ...)</text:span> en ambas ramas. Agregar <text:span text:style-name="T2">@PostMapping("/logout")</text:span> que extrae el username del JWT manualmente para registrar el <text:span text:style-name="T2">LOGOUT</text:span>.</text:p>
          </table:table-cell>
        </table:table-row>
        <table:table-row>
          <table:table-cell table:style-name="Table4.A2" office:value-type="string">
            <text:p text:style-name="Table_20_Contents"><text:span text:style-name="T2">UsuarioController.java</text:span></text:p>
          </table:table-cell>
          <table:table-cell table:style-name="Table4.B2" office:value-type="string">
            <text:p text:style-name="Table_20_Contents">Inyectar <text:span text:style-name="T2">AuditoriaService</text:span> y <text:span text:style-name="T2">HttpServletRequest</text:span>. En <text:span text:style-name="T2">create</text:span>: capturar <text:span text:style-name="T2">valor_nuevo</text:span> del usuario creado. En <text:span text:style-name="T2">update</text:span>: capturar <text:span text:style-name="T2">valor_anterior</text:span> antes de modificar y <text:span text:style-name="T2">valor_nuevo</text:span> tras guardar. En <text:span text:style-name="T2">delete</text:span>: capturar <text:span text:style-name="T2">valor_anterior</text:span> <text:span text:style-name="T1">antes</text:span> de <text:span text:style-name="T2">deleteById</text:span>. El actor se obtiene siempre de <text:span text:style-name="T2">SecurityContextHolder.getContext().getAuthentication().getName()</text:span>.</text:p>
          </table:table-cell>
        </table:table-row>
        <table:table-row>
          <table:table-cell table:style-name="Table4.A2" office:value-type="string">
            <text:p text:style-name="Table_20_Contents"><text:span text:style-name="T2">SecurityConfig.java</text:span></text:p>
          </table:table-cell>
          <table:table-cell table:style-name="Table4.B2" office:value-type="string">
            <text:p text:style-name="Table_20_Contents">Añadir, <text:span text:style-name="T1">antes de</text:span> <text:span text:style-name="T2">.anyRequest().authenticated()</text:span>: (1) <text:span text:style-name="T2">requestMatchers(POST, "/api/auth/logout").permitAll()</text:span> — el endpoint valida el JWT manualmente. (2) <text:span text:style-name="T2">requestMatchers("/api/auditoria/**").hasAuthority("ADMIN")</text:span>.</text:p>
          </table:table-cell>
        </table:table-row>
      </table:table>
      <text:p text:style-name="Text_20_body"/>
      <text:p text:style-name="Horizontal_20_Line"/>
      <text:h text:style-name="Heading_20_3" text:outline-level="3">Frontend (Angular)</text:h>
      <text:p text:style-name="Text_20_body"><text:span text:style-name="T1">Archivos nuevos:</text:span></text:p>
      <table:table table:name="Table5" table:style-name="Table5">
        <table:table-column table:style-name="Table5.A" table:number-columns-repeated="2"/>
        <table:table-header-rows>
          <table:table-row>
            <table:table-cell table:style-name="Table5.A1" office:value-type="string">
              <text:p text:style-name="P9">Archivo</text:p>
            </table:table-cell>
            <table:table-cell table:style-name="Table5.B1" office:value-type="string">
              <text:p text:style-name="P9">Responsabilidad</text:p>
            </table:table-cell>
          </table:table-row>
        </table:table-header-rows>
        <table:table-row>
          <table:table-cell table:style-name="Table5.A2" office:value-type="string">
            <text:p text:style-name="Table_20_Contents"><text:span text:style-name="T2">src/app/auditoria/auditoria.component.ts</text:span></text:p>
          </table:table-cell>
          <table:table-cell table:style-name="Table5.B2" office:value-type="string">
            <text:p text:style-name="Table_20_Contents">Componente tabla con paginación del lado del servidor, barra de filtros (entidad, acción, username, fechaDesde, fechaHasta) y panel expandible de comparativa <text:span text:style-name="T2">valor_anterior</text:span> vs <text:span text:style-name="T2">valor_nuevo</text:span>.</text:p>
          </table:table-cell>
        </table:table-row>
        <table:table-row>
          <table:table-cell table:style-name="Table5.A2" office:value-type="string">
            <text:p text:style-name="Table_20_Contents"><text:span text:style-name="T2">src/app/auditoria/auditoria.component.html</text:span></text:p>
          </table:table-cell>
          <table:table-cell table:style-name="Table5.B2" office:value-type="string">
            <text:p text:style-name="P10">Template con tabla responsiva, filtros en formulario reactivo, paginador y resaltado de campos modificados.</text:p>
          </table:table-cell>
        </table:table-row>
        <table:table-row>
          <table:table-cell table:style-name="Table5.A2" office:value-type="string">
            <text:p text:style-name="Table_20_Contents"><text:span text:style-name="T2">src/app/services/auditoria.service.ts</text:span></text:p>
          </table:table-cell>
          <table:table-cell table:style-name="Table5.B2" office:value-type="string">
            <text:p text:style-name="Table_20_Contents"><text:span text:style-name="T2">getAuditoria(filtros: AuditoriaFiltros, page: number, size: number): Observable&lt;PageResponse&lt;AuditoriaEntry&gt;&gt;</text:span>. Adjunta automáticamente el Bearer token vía <text:span text:style-name="T2">AuthInterceptor</text:span> ya existente.</text:p>
          </table:table-cell>
        </table:table-row>
        <table:table-row>
          <table:table-cell table:style-name="Table5.A2" office:value-type="string">
            <text:p text:style-name="Table_20_Contents"><text:span text:style-name="T2">src/app/models/auditoria.model.ts</text:span></text:p>
          </table:table-cell>
          <table:table-cell table:style-name="Table5.B2" office:value-type="string">
            <text:p text:style-name="Table_20_Contents">Interfaces TypeScript: <text:span text:style-name="T2">AuditoriaEntry</text:span>, <text:span text:style-name="T2">AuditoriaFiltros</text:span>, <text:span text:style-name="T2">PageResponse&lt;T&gt;</text:span>.</text:p>
          </table:table-cell>
        </table:table-row>
      </table:table>
      <text:p text:style-name="Text_20_body"/>
      <text:p text:style-name="Text_20_body"><text:span text:style-name="T1">Archivos existentes a modificar:</text:span></text:p>
      <table:table table:name="Table6" table:style-name="Table6">
        <table:table-column table:style-name="Table6.A" table:number-columns-repeated="2"/>
        <table:table-header-rows>
          <table:table-row>
            <table:table-cell table:style-name="Table6.A1" office:value-type="string">
              <text:p text:style-name="P9">Archivo</text:p>
            </table:table-cell>
            <table:table-cell table:style-name="Table6.B1" office:value-type="string">
              <text:p text:style-name="P9">Modificación</text:p>
            </table:table-cell>
          </table:table-row>
        </table:table-header-rows>
        <table:table-row>
          <table:table-cell table:style-name="Table6.A2" office:value-type="string">
            <text:p text:style-name="Table_20_Contents"><text:span text:style-name="T2">app.routes.ts</text:span></text:p>
          </table:table-cell>
          <table:table-cell table:style-name="Table6.B2" office:value-type="string">
            <text:p text:style-name="Table_20_Contents">Nueva ruta: <text:span text:style-name="T2">{ path: 'auditoria', component: AuditoriaComponent, canActivate: [authGuard, adminGuard] }</text:span></text:p>
          </table:table-cell>
        </table:table-row>
        <table:table-row>
          <table:table-cell table:style-name="Table6.A2" office:value-type="string">
            <text:p text:style-name="Table_20_Contents"><text:span text:style-name="T2">auth.service.ts</text:span></text:p>
          </table:table-cell>
          <table:table-cell table:style-name="Table6.B2" office:value-type="string">
            <text:p text:style-name="Table_20_Contents">Agregar método <text:span text:style-name="T2">logout(): Observable&lt;any&gt;</text:span> que llama <text:span text:style-name="T2">POST /api/auth/logout</text:span> con el token actual, luego limpia el <text:span text:style-name="T2">localStorage</text:span> y emite el evento de sesión terminada.</text:p>
          </table:table-cell>
        </table:table-row>
        <table:table-row>
          <table:table-cell table:style-name="Table6.A2" office:value-type="string">
            <text:p text:style-name="Table_20_Contents"><text:span text:style-name="T2">session.service.ts</text:span></text:p>
          </table:table-cell>
          <table:table-cell table:style-name="Table6.B2" office:value-type="string">
            <text:p text:style-name="Table_20_Contents">En el handler de expiración por timeout, invocar <text:span text:style-name="T2">this.authService.logout().subscribe({ complete: () =&gt; this.router.navigate(['/login']) })</text:span> antes de redirigir, pasando <text:span text:style-name="T2">detalle = 'Timeout de sesión'</text:span> al backend.</text:p>
          </table:table-cell>
        </table:table-row>
        <table:table-row>
          <table:table-cell table:style-name="Table6.A2" office:value-type="string">
            <text:p text:style-name="P10">Componente de navegación</text:p>
          </table:table-cell>
          <table:table-cell table:style-name="Table6.B2" office:value-type="string">
            <text:p text:style-name="Table_20_Contents">Agregar enlace "Auditoría" visible condicionalmente solo si <text:span text:style-name="T2">rol === 'ADMIN'</text:span>.</text:p>
          </table:table-cell>
        </table:table-row>
      </table:table>
      <text:p text:style-name="Text_20_body"/>
      <text:p text:style-name="Horizontal_20_Line"/>
      <text:h text:style-name="Heading_20_3" text:outline-level="3">Seguridad</text:h>
      <text:list text:style-name="L9">
        <text:list-item>
          <text:p text:style-name="P12">El endpoint <text:span text:style-name="T2">GET /api/auditoria/**</text:span> se protege con <text:span text:style-name="T2">.hasAuthority("ADMIN")</text:span> en <text:span text:style-name="T2">SecurityConfig</text:span>, que verifica el rol antes de que la request llegue al controller. Un usuario <text:span text:style-name="T2">REGULAR</text:span> recibe HTTP 403 inmediatamente.</text:p>
        </text:list-item>
        <text:list-item>
          <text:p text:style-name="P12">El endpoint <text:span text:style-name="T2">POST /api/auth/logout</text:span> se declara como <text:span text:style-name="T2">permitAll</text:span> únicamente porque el token puede estar expirado en el momento del logout. El backend extrae y valida el JWT manualmente: si es inválido o está ausente, retorna HTTP 400 sin crear registro de auditoría.</text:p>
        </text:list-item>
        <text:list-item>
          <text:p text:style-name="P12">El usuario de base de datos de la aplicación debe tener <text:span text:style-name="T1">solo </text:span><text:span text:style-name="T3">INSERT</text:span><text:span text:style-name="T1"> y </text:span><text:span text:style-name="T3">SELECT</text:span> sobre <text:span text:style-name="T2">BRM_CONFIG.AUD_AUDITORIA</text:span>. Nunca <text:span text:style-name="T2">DELETE</text:span> ni <text:span text:style-name="T2">UPDATE</text:span>. En el entorno de desarrollo con usuario <text:span text:style-name="T2">SA</text:span> esto se gestiona por convención; en producción debe aplicarse mediante permisos granulares.</text:p>
        </text:list-item>
        <text:list-item>
          <text:p text:style-name="P12">Los campos <text:span text:style-name="T2">valor_anterior</text:span> y <text:span text:style-name="T2">valor_nuevo</text:span> se serializan a JSON en el backend (con Jackson) antes de persistir. El backend nunca serializa campos de contraseña: el método de serialización debe incluir una lista negra de nombres de campo (<text:span text:style-name="T2">password</text:span>, <text:span text:style-name="T2">hash</text:span>, <text:span text:style-name="T2">bcrypt</text:span>).</text:p>
        </text:list-item>
        <text:list-item>
          <text:p text:style-name="P12">Nunca añadir <text:span text:style-name="T2">/api/auditoria/**</text:span> a <text:span text:style-name="T2">permitAll</text:span>.</text:p>
        </text:list-item>
      </text:list>
      <text:p text:style-name="Horizontal_20_Line"/>
      <text:h text:style-name="Heading_20_2" text:outline-level="2">7. Flujo principal</text:h>
      <text:p text:style-name="Text_20_body"><text:span text:style-name="T1">Flujo: Modificación de un usuario CRM con registro de auditoría</text:span></text:p>
      <text:p text:style-name="P11">ADMIN en /usuarios — edita nombre y rol de un usuario<text:line-break/> <text:s text:c="3"/>│<text:line-break/> <text:s text:c="3"/>├─► PUT /api/usuarios/{id} <text:s/>[Authorization: Bearer &lt;token&gt;]<text:line-break/> <text:s text:c="3"/>│ <text:s text:c="8"/>body: { nombre: "Juan López", rol: "ADMIN" }<text:line-break/> <text:s text:c="3"/>│<text:line-break/> <text:s text:c="3"/>▼<text:line-break/>JwtFilter<text:line-break/> <text:s text:c="3"/>└── Valida token → extrae username="admin" y rol="ADMIN"<text:line-break/> <text:s text:c="7"/>→ pone Authentication en SecurityContext<text:line-break/> <text:s text:c="3"/>│<text:line-break/> <text:s text:c="3"/>▼<text:line-break/>UsuarioController.update(id, body)<text:line-break/> <text:s text:c="3"/>├── repo.findById(id) <text:s text:c="17"/>→ Usuario encontrado<text:line-break/> <text:s text:c="3"/>├── valorAnterior = serialize(usuario) → '{"username":"jlopez","nombre":"Juan","rol":"REGULAR"}'<text:line-break/> <text:s text:c="3"/>├── Aplica cambios al objeto<text:line-break/> <text:s text:c="3"/>├── repo.save(usuarioModificado) <text:s text:c="6"/>→ persiste cambios en dbo.usuarios<text:line-break/> <text:s text:c="3"/>├── valorNuevo = serialize(updated) <text:s text:c="3"/>→ '{"username":"jlopez","nombre":"Juan López","rol":"ADMIN"}'<text:line-break/> <text:s text:c="3"/>├── actor = SecurityContextHolder.getAuthentication().getName() <text:s/>→ "admin"<text:line-break/> <text:s text:c="3"/>├── auditoriaService.registrar(<text:line-break/> <text:s text:c="3"/>│ <text:s text:c="6"/>entidad: <text:s text:c="6"/>USUARIO,<text:line-break/> <text:s text:c="3"/>│ <text:s text:c="6"/>idRegistro: <text:s text:c="3"/>id,<text:line-break/> <text:s text:c="3"/>│ <text:s text:c="6"/>accion: <text:s text:c="7"/>MODIFICAR,<text:line-break/> <text:s text:c="3"/>│ <text:s text:c="6"/>valorAnterior: '{"username":"jlopez","nombre":"Juan","rol":"REGULAR"}',<text:line-break/> <text:s text:c="3"/>│ <text:s text:c="6"/>valorNuevo: <text:s text:c="3"/>'{"username":"jlopez","nombre":"Juan López","rol":"ADMIN"}',<text:line-break/> <text:s text:c="3"/>│ <text:s text:c="6"/>username: <text:s text:c="5"/>"admin",<text:line-break/> <text:s text:c="3"/>│ <text:s text:c="6"/>ipOrigen: <text:s text:c="5"/>"192.168.1.10",<text:line-break/> <text:s text:c="3"/>│ <text:s text:c="6"/>detalle: <text:s text:c="6"/>"rol: REGULAR → ADMIN",<text:line-break/> <text:s text:c="3"/>│ <text:s text:c="6"/>request: <text:s text:c="6"/>HttpServletRequest<text:line-break/> <text:s text:c="3"/>│ <text:s text:c="2"/>)<text:line-break/> <text:s text:c="3"/>│ <text:s text:c="2"/>└── [try-catch aislado — error no propaga]<text:line-break/> <text:s text:c="3"/>└── ResponseEntity.ok(UsuarioDTO)<text:line-break/> <text:s text:c="3"/>│<text:line-break/> <text:s text:c="3"/>▼<text:line-break/>Angular recibe HTTP 200 → actualiza tabla de usuarios</text:p>
      <text:p text:style-name="Text_20_body"><text:span text:style-name="T1">Flujo: Consulta de auditoría por el ADMIN</text:span></text:p>
      <text:p text:style-name="P11">ADMIN en /auditoria — filtra por entidad=USUARIO, fechaDesde=2026-05-01<text:line-break/> <text:s text:c="3"/>│<text:line-break/> <text:s text:c="3"/>├─► GET /api/auditoria?entidad=USUARIO&amp;fechaDesde=2026-05-01&amp;page=0&amp;size=20<text:line-break/> <text:s text:c="3"/>│ <text:s text:c="8"/>[Authorization: Bearer &lt;token ADMIN&gt;]<text:line-break/> <text:s text:c="3"/>│<text:line-break/> <text:s text:c="3"/>▼<text:line-break/>SecurityConfig → .hasAuthority("ADMIN") → AUTORIZADO<text:line-break/> <text:s text:c="3"/>│<text:line-break/> <text:s text:c="3"/>▼<text:line-break/>AuditoriaController.buscar(filtros, pageable)<text:line-break/> <text:s text:c="3"/>├── AuditoriaService.buscar(filtros, pageable)<text:line-break/> <text:s text:c="3"/>│ <text:s text:c="6"/>└── AuditoriaSpec.build(filtros) → Specification dinámica<text:line-break/> <text:s text:c="3"/>│ <text:s text:c="10"/>└── AuditoriaRepository.findAll(spec, pageable)<text:line-break/> <text:s text:c="3"/>│ <text:s text:c="14"/>→ Page&lt;Auditoria&gt; con 20 registros más recientes<text:line-break/> <text:s text:c="3"/>├── Mapea a Page&lt;AuditoriaDTO&gt;<text:line-break/> <text:s text:c="3"/>└── ResponseEntity.ok(pageDto)<text:line-break/> <text:s text:c="3"/>│<text:line-break/> <text:s text:c="3"/>▼<text:line-break/>Angular — AuditoriaComponent<text:line-break/> <text:s text:c="3"/>└── Renderiza tabla con fechas en zona horaria local del navegador<text:line-break/> <text:s text:c="7"/>Columnas: Fecha/Hora | Usuario | Entidad | ID Registro | Acción | Afectado | Detalle<text:line-break/> <text:s text:c="7"/>Fila expandible: comparativa JSON valor_anterior vs valor_nuevo con campos resaltados</text:p>
      <text:p text:style-name="Horizontal_20_Line"/>
      <text:h text:style-name="Heading_20_2" text:outline-level="2">8. Flujos alternativos / errores</text:h>
      <table:table table:name="Table7" table:style-name="Table7">
        <table:table-column table:style-name="Table7.A" table:number-columns-repeated="2"/>
        <table:table-header-rows>
          <table:table-row>
            <table:table-cell table:style-name="Table7.A1" office:value-type="string">
              <text:p text:style-name="P9">Escenario</text:p>
            </table:table-cell>
            <table:table-cell table:style-name="Table7.B1" office:value-type="string">
              <text:p text:style-name="P9">Comportamiento esperado</text:p>
            </table:table-cell>
          </table:table-row>
        </table:table-header-rows>
        <table:table-row>
          <table:table-cell table:style-name="Table7.A2" office:value-type="string">
            <text:p text:style-name="P10">Login fallido (usuario inexistente)</text:p>
          </table:table-cell>
          <table:table-cell table:style-name="Table7.B2" office:value-type="string">
            <text:p text:style-name="Table_20_Contents"><text:span text:style-name="T2">LOGIN_FALLIDO</text:span> con el username tal como lo envió el cliente (truncado a 100 chars si excede). La respuesta HTTP 401 no se altera.</text:p>
          </table:table-cell>
        </table:table-row>
        <table:table-row>
          <table:table-cell table:style-name="Table7.A2" office:value-type="string">
            <text:p text:style-name="P10">Login fallido (contraseña incorrecta)</text:p>
          </table:table-cell>
          <table:table-cell table:style-name="Table7.B2" office:value-type="string">
            <text:p text:style-name="Table_20_Contents"><text:span text:style-name="T2">LOGIN_FALLIDO</text:span> con el username existente. Igual al caso anterior.</text:p>
          </table:table-cell>
        </table:table-row>
        <table:table-row>
          <table:table-cell table:style-name="Table7.A2" office:value-type="string">
            <text:p text:style-name="P10">Error al persistir auditoría (BD caída o timeout)</text:p>
          </table:table-cell>
          <table:table-cell table:style-name="Table7.B2" office:value-type="string">
            <text:p text:style-name="Table_20_Contents"><text:span text:style-name="T2">AuditoriaService</text:span> captura la excepción, logea con <text:span text:style-name="T2">log.error(...)</text:span> y retorna sin relanzar. El flujo de negocio devuelve su respuesta normal.</text:p>
          </table:table-cell>
        </table:table-row>
        <table:table-row>
          <table:table-cell table:style-name="Table7.A2" office:value-type="string">
            <text:p text:style-name="Table_20_Contents"><text:span text:style-name="T2">PUT /api/usuarios/{id}</text:span> con rol inválido (400)</text:p>
          </table:table-cell>
          <table:table-cell table:style-name="Table7.B2" office:value-type="string">
            <text:p text:style-name="P10">La validación ocurre antes de la escritura; no se genera registro de auditoría.</text:p>
          </table:table-cell>
        </table:table-row>
        <table:table-row>
          <table:table-cell table:style-name="Table7.A2" office:value-type="string">
            <text:p text:style-name="Table_20_Contents"><text:span text:style-name="T2">DELETE /api/usuarios/{id}</text:span> para ID inexistente (404)</text:p>
          </table:table-cell>
          <table:table-cell table:style-name="Table7.B2" office:value-type="string">
            <text:p text:style-name="Table_20_Contents">El controller retorna 404 antes de llegar a <text:span text:style-name="T2">deleteById</text:span>; no se genera registro.</text:p>
          </table:table-cell>
        </table:table-row>
        <table:table-row>
          <table:table-cell table:style-name="Table7.A2" office:value-type="string">
            <text:p text:style-name="Table_20_Contents">Usuario REGULAR intenta <text:span text:style-name="T2">GET /api/auditoria</text:span></text:p>
          </table:table-cell>
          <table:table-cell table:style-name="Table7.B2" office:value-type="string">
            <text:p text:style-name="P10">Spring Security devuelve HTTP 403 antes de entrar al controller. No se genera registro de auditoría por el intento.</text:p>
          </table:table-cell>
        </table:table-row>
        <table:table-row>
          <table:table-cell table:style-name="Table7.A2" office:value-type="string">
            <text:p text:style-name="Table_20_Contents">Token JWT expirado en <text:span text:style-name="T2">GET /api/auditoria</text:span></text:p>
          </table:table-cell>
          <table:table-cell table:style-name="Table7.B2" office:value-type="string">
            <text:p text:style-name="Table_20_Contents"><text:span text:style-name="T2">JwtFilter</text:span> rechaza con HTTP 401. No hay acceso al controller.</text:p>
          </table:table-cell>
        </table:table-row>
        <table:table-row>
          <table:table-cell table:style-name="Table7.A2" office:value-type="string">
            <text:p text:style-name="Table_20_Contents"><text:span text:style-name="T2">POST /api/auth/logout</text:span> sin token o con token inválido</text:p>
          </table:table-cell>
          <table:table-cell table:style-name="Table7.B2" office:value-type="string">
            <text:p text:style-name="Table_20_Contents"><text:span text:style-name="T2">AuthController.logout()</text:span> retorna HTTP 400. No se crea registro de auditoría.</text:p>
          </table:table-cell>
        </table:table-row>
        <table:table-row>
          <table:table-cell table:style-name="Table7.A2" office:value-type="string">
            <text:p text:style-name="Table_20_Contents"><text:span text:style-name="T2">X-Forwarded-For</text:span> con múltiples IPs</text:p>
          </table:table-cell>
          <table:table-cell table:style-name="Table7.B2" office:value-type="string">
            <text:p text:style-name="Table_20_Contents">Se toma la primera IP de la lista (<text:span text:style-name="T2">ip.split(",")[0].trim()</text:span>), que corresponde al cliente original.</text:p>
          </table:table-cell>
        </table:table-row>
        <table:table-row>
          <table:table-cell table:style-name="Table7.A2" office:value-type="string">
            <text:p text:style-name="Table_20_Contents"><text:span text:style-name="T2">AUDIT_ENABLED = false</text:span> en <text:span text:style-name="T2">BRM_CONFIG</text:span></text:p>
          </table:table-cell>
          <table:table-cell table:style-name="Table7.B2" office:value-type="string">
            <text:p text:style-name="Table_20_Contents"><text:span text:style-name="T2">AuditoriaService.registrar()</text:span> verifica el flag al inicio del método y retorna inmediatamente sin persistir. El resto del sistema funciona con normalidad.</text:p>
          </table:table-cell>
        </table:table-row>
        <table:table-row>
          <table:table-cell table:style-name="Table7.A2" office:value-type="string">
            <text:p text:style-name="P10">Timeout de sesión en frontend</text:p>
          </table:table-cell>
          <table:table-cell table:style-name="Table7.B2" office:value-type="string">
            <text:p text:style-name="Table_20_Contents"><text:span text:style-name="T2">SessionService</text:span> llama <text:span text:style-name="T2">authService.logout()</text:span> con <text:span text:style-name="T2">detalle = 'Timeout de sesión'</text:span> antes de redirigir a <text:span text:style-name="T2">/login</text:span>. Se registra <text:span text:style-name="T2">LOGOUT</text:span> en auditoría.</text:p>
          </table:table-cell>
        </table:table-row>
        <table:table-row>
          <table:table-cell table:style-name="Table7.A2" office:value-type="string">
            <text:p text:style-name="Table_20_Contents">Intento de <text:span text:style-name="T2">DELETE /api/auditoria/{id}</text:span></text:p>
          </table:table-cell>
          <table:table-cell table:style-name="Table7.B2" office:value-type="string">
            <text:p text:style-name="Table_20_Contents">El endpoint no existe. Spring devuelve HTTP 404. <text:span text:style-name="T2">SecurityConfig</text:span> no registra ninguna ruta DELETE para auditoría.</text:p>
          </table:table-cell>
        </table:table-row>
      </table:table>
      <text:p text:style-name="Text_20_body"/>
      <text:p text:style-name="Horizontal_20_Line"/>
      <text:h text:style-name="Heading_20_2" text:outline-level="2">9. Dependencias</text:h>
      <table:table table:name="Table8" table:style-name="Table8">
        <table:table-column table:style-name="Table8.A" table:number-columns-repeated="3"/>
        <table:table-header-rows>
          <table:table-row>
            <table:table-cell table:style-name="Table8.A1" office:value-type="string">
              <text:p text:style-name="P9">Dependencia</text:p>
            </table:table-cell>
            <table:table-cell table:style-name="Table8.A1" office:value-type="string">
              <text:p text:style-name="P9">Tipo</text:p>
            </table:table-cell>
            <table:table-cell table:style-name="Table8.C1" office:value-type="string">
              <text:p text:style-name="P9">Detalle</text:p>
            </table:table-cell>
          </table:table-row>
        </table:table-header-rows>
        <table:table-row>
          <table:table-cell table:style-name="Table8.A2" office:value-type="string">
            <text:p text:style-name="Table_20_Contents"><text:span text:style-name="T2">BRM_CONFIG.AUD_AUDITORIA</text:span></text:p>
          </table:table-cell>
          <table:table-cell table:style-name="Table8.A2" office:value-type="string">
            <text:p text:style-name="P10">Nueva tabla SQL Server</text:p>
          </table:table-cell>
          <table:table-cell table:style-name="Table8.C2" office:value-type="string">
            <text:p text:style-name="P10">Debe crearse con el DDL del paso 6 antes de arrancar el módulo.</text:p>
          </table:table-cell>
        </table:table-row>
        <table:table-row>
          <table:table-cell table:style-name="Table8.A2" office:value-type="string">
            <text:p text:style-name="Table_20_Contents"><text:span text:style-name="T2">BRM_CONFIG.CFG_CONFIG</text:span></text:p>
          </table:table-cell>
          <table:table-cell table:style-name="Table8.A2" office:value-type="string">
            <text:p text:style-name="P10">Tabla existente</text:p>
          </table:table-cell>
          <table:table-cell table:style-name="Table8.C2" office:value-type="string">
            <text:p text:style-name="Table_20_Contents">Insertar las variables <text:span text:style-name="T2">AUDIT_ENABLED</text:span> y <text:span text:style-name="T2">AUDIT_RETENTION_DAYS</text:span> antes del primer arranque.</text:p>
          </table:table-cell>
        </table:table-row>
        <table:table-row>
          <table:table-cell table:style-name="Table8.A2" office:value-type="string">
            <text:p text:style-name="Table_20_Contents"><text:span text:style-name="T2">Spring Data JPA</text:span> + <text:span text:style-name="T2">JpaSpecificationExecutor</text:span></text:p>
          </table:table-cell>
          <table:table-cell table:style-name="Table8.A2" office:value-type="string">
            <text:p text:style-name="P10">Ya presente en el proyecto</text:p>
          </table:table-cell>
          <table:table-cell table:style-name="Table8.C2" office:value-type="string">
            <text:p text:style-name="Table_20_Contents">No requiere nueva dependencia Maven. Solo activar <text:span text:style-name="T2">JpaSpecificationExecutor</text:span> en el repositorio.</text:p>
          </table:table-cell>
        </table:table-row>
        <table:table-row>
          <table:table-cell table:style-name="Table8.A2" office:value-type="string">
            <text:p text:style-name="Table_20_Contents"><text:span text:style-name="T2">Jackson ObjectMapper</text:span></text:p>
          </table:table-cell>
          <table:table-cell table:style-name="Table8.A2" office:value-type="string">
            <text:p text:style-name="P10">Ya presente en Spring Boot</text:p>
          </table:table-cell>
          <table:table-cell table:style-name="Table8.C2" office:value-type="string">
            <text:p text:style-name="Table_20_Contents">Usado para serializar <text:span text:style-name="T2">valor_anterior</text:span> y <text:span text:style-name="T2">valor_nuevo</text:span> a JSON en <text:span text:style-name="T2">AuditoriaService</text:span>.</text:p>
          </table:table-cell>
        </table:table-row>
        <table:table-row>
          <table:table-cell table:style-name="Table8.A2" office:value-type="string">
            <text:p text:style-name="Table_20_Contents"><text:span text:style-name="T2">HttpServletRequest</text:span></text:p>
          </table:table-cell>
          <table:table-cell table:style-name="Table8.A2" office:value-type="string">
            <text:p text:style-name="P10">Spring MVC — ya disponible</text:p>
          </table:table-cell>
          <table:table-cell table:style-name="Table8.C2" office:value-type="string">
            <text:p text:style-name="P10">Inyectado en los controllers para extraer la IP de origen.</text:p>
          </table:table-cell>
        </table:table-row>
        <table:table-row>
          <table:table-cell table:style-name="Table8.A2" office:value-type="string">
            <text:p text:style-name="Table_20_Contents"><text:span text:style-name="T2">SecurityContextHolder</text:span></text:p>
          </table:table-cell>
          <table:table-cell table:style-name="Table8.A2" office:value-type="string">
            <text:p text:style-name="P10">Spring Security — ya presente</text:p>
          </table:table-cell>
          <table:table-cell table:style-name="Table8.C2" office:value-type="string">
            <text:p text:style-name="Table_20_Contents">Para extraer el actor (<text:span text:style-name="T2">Authentication.getName()</text:span>) en operaciones CRUD.</text:p>
          </table:table-cell>
        </table:table-row>
        <table:table-row>
          <table:table-cell table:style-name="Table8.A2" office:value-type="string">
            <text:p text:style-name="Table_20_Contents"><text:span text:style-name="T2">authGuard</text:span> + <text:span text:style-name="T2">adminGuard</text:span></text:p>
          </table:table-cell>
          <table:table-cell table:style-name="Table8.A2" office:value-type="string">
            <text:p text:style-name="P10">Ya presentes en Angular</text:p>
          </table:table-cell>
          <table:table-cell table:style-name="Table8.C2" office:value-type="string">
            <text:p text:style-name="Table_20_Contents">Reutilizados para proteger la ruta <text:span text:style-name="T2">/auditoria</text:span>.</text:p>
          </table:table-cell>
        </table:table-row>
        <table:table-row>
          <table:table-cell table:style-name="Table8.A2" office:value-type="string">
            <text:p text:style-name="Table_20_Contents"><text:span text:style-name="T2">auth.service.ts</text:span></text:p>
          </table:table-cell>
          <table:table-cell table:style-name="Table8.A2" office:value-type="string">
            <text:p text:style-name="P10">Ya presente en Angular</text:p>
          </table:table-cell>
          <table:table-cell table:style-name="Table8.C2" office:value-type="string">
            <text:p text:style-name="Table_20_Contents">Requiere nuevo método <text:span text:style-name="T2">logout()</text:span> que llame al endpoint.</text:p>
          </table:table-cell>
        </table:table-row>
        <table:table-row>
          <table:table-cell table:style-name="Table8.A2" office:value-type="string">
            <text:p text:style-name="Table_20_Contents"><text:span text:style-name="T2">session.service.ts</text:span></text:p>
          </table:table-cell>
          <table:table-cell table:style-name="Table8.A2" office:value-type="string">
            <text:p text:style-name="P10">Ya presente en Angular</text:p>
          </table:table-cell>
          <table:table-cell table:style-name="Table8.C2" office:value-type="string">
            <text:p text:style-name="Table_20_Contents">Requiere integración con <text:span text:style-name="T2">logout()</text:span> en el handler de timeout.</text:p>
          </table:table-cell>
        </table:table-row>
        <table:table-row>
          <table:table-cell table:style-name="Table8.A2" office:value-type="string">
            <text:p text:style-name="Table_20_Contents"><text:span text:style-name="T2">ConfigService.java</text:span></text:p>
          </table:table-cell>
          <table:table-cell table:style-name="Table8.A2" office:value-type="string">
            <text:p text:style-name="P10">Ya presente en el proyecto</text:p>
          </table:table-cell>
          <table:table-cell table:style-name="Table8.C2" office:value-type="string">
            <text:p text:style-name="Table_20_Contents">Consultado en <text:span text:style-name="T2">AuditoriaService</text:span> para leer <text:span text:style-name="T2">AUDIT_ENABLED</text:span> sin hardcodear.</text:p>
          </table:table-cell>
        </table:table-row>
      </table:table>
      <text:p text:style-name="Text_20_body"/>
      <text:p text:style-name="Horizontal_20_Line"/>
      <text:h text:style-name="Heading_20_2" text:outline-level="2">10. Estimación de complejidad</text:h>
      <table:table table:name="Table9" table:style-name="Table9">
        <table:table-column table:style-name="Table9.A" table:number-columns-repeated="4"/>
        <table:table-header-rows>
          <table:table-row>
            <table:table-cell table:style-name="Table9.A1" office:value-type="string">
              <text:p text:style-name="P9">Componente</text:p>
            </table:table-cell>
            <table:table-cell table:style-name="Table9.A1" office:value-type="string">
              <text:p text:style-name="P9">Complejidad</text:p>
            </table:table-cell>
            <table:table-cell table:style-name="Table9.A1" office:value-type="string">
              <text:p text:style-name="P9">Story Points</text:p>
            </table:table-cell>
            <table:table-cell table:style-name="Table9.D1" office:value-type="string">
              <text:p text:style-name="P9">Notas</text:p>
            </table:table-cell>
          </table:table-row>
        </table:table-header-rows>
        <table:table-row>
          <table:table-cell table:style-name="Table9.A2" office:value-type="string">
            <text:p text:style-name="Table_20_Contents">DDL (<text:span text:style-name="T2">BRM_CONFIG.AUD_AUDITORIA</text:span>) + INSERT config</text:p>
          </table:table-cell>
          <table:table-cell table:style-name="Table9.A2" office:value-type="string">
            <text:p text:style-name="P10">Baja</text:p>
          </table:table-cell>
          <table:table-cell table:style-name="Table9.A2" office:value-type="string">
            <text:p text:style-name="P10">1</text:p>
          </table:table-cell>
          <table:table-cell table:style-name="Table9.D2" office:value-type="string">
            <text:p text:style-name="Table_20_Contents">Script directo, sin FK. Requiere schema <text:span text:style-name="T2">BRM_CONFIG</text:span> ya existente.</text:p>
          </table:table-cell>
        </table:table-row>
        <table:table-row>
          <table:table-cell table:style-name="Table9.A2" office:value-type="string">
            <text:p text:style-name="Table_20_Contents"><text:span text:style-name="T2">Auditoria.java</text:span> (entidad) + enums + <text:span text:style-name="T2">AuditoriaRepository</text:span></text:p>
          </table:table-cell>
          <table:table-cell table:style-name="Table9.A2" office:value-type="string">
            <text:p text:style-name="P10">Baja</text:p>
          </table:table-cell>
          <table:table-cell table:style-name="Table9.A2" office:value-type="string">
            <text:p text:style-name="P10">1</text:p>
          </table:table-cell>
          <table:table-cell table:style-name="Table9.D2" office:value-type="string">
            <text:p text:style-name="Table_20_Contents">Patrón ya establecido con <text:span text:style-name="T2">Usuario.java</text:span>.</text:p>
          </table:table-cell>
        </table:table-row>
        <table:table-row>
          <table:table-cell table:style-name="Table9.A2" office:value-type="string">
            <text:p text:style-name="Table_20_Contents"><text:span text:style-name="T2">AuditoriaService.java</text:span></text:p>
          </table:table-cell>
          <table:table-cell table:style-name="Table9.A2" office:value-type="string">
            <text:p text:style-name="P10">Media</text:p>
          </table:table-cell>
          <table:table-cell table:style-name="Table9.A2" office:value-type="string">
            <text:p text:style-name="P10">3</text:p>
          </table:table-cell>
          <table:table-cell table:style-name="Table9.D2" office:value-type="string">
            <text:p text:style-name="Table_20_Contents">Extracción de IP, serialización JSON sin contraseñas, flag <text:span text:style-name="T2">AUDIT_ENABLED</text:span>, try-catch.</text:p>
          </table:table-cell>
        </table:table-row>
        <table:table-row>
          <table:table-cell table:style-name="Table9.A2" office:value-type="string">
            <text:p text:style-name="Table_20_Contents">Modificar <text:span text:style-name="T2">AuthController.java</text:span> (login + logout)</text:p>
          </table:table-cell>
          <table:table-cell table:style-name="Table9.A2" office:value-type="string">
            <text:p text:style-name="P10">Media</text:p>
          </table:table-cell>
          <table:table-cell table:style-name="Table9.A2" office:value-type="string">
            <text:p text:style-name="P10">2</text:p>
          </table:table-cell>
          <table:table-cell table:style-name="Table9.D2" office:value-type="string">
            <text:p text:style-name="P10">Nuevo endpoint logout con validación manual de JWT.</text:p>
          </table:table-cell>
        </table:table-row>
        <table:table-row>
          <table:table-cell table:style-name="Table9.A2" office:value-type="string">
            <text:p text:style-name="Table_20_Contents">Modificar <text:span text:style-name="T2">UsuarioController.java</text:span></text:p>
          </table:table-cell>
          <table:table-cell table:style-name="Table9.A2" office:value-type="string">
            <text:p text:style-name="P10">Baja-Media</text:p>
          </table:table-cell>
          <table:table-cell table:style-name="Table9.A2" office:value-type="string">
            <text:p text:style-name="P10">2</text:p>
          </table:table-cell>
          <table:table-cell table:style-name="Table9.D2" office:value-type="string">
            <text:p text:style-name="Table_20_Contents">Captura de <text:span text:style-name="T2">valor_anterior</text:span> y <text:span text:style-name="T2">valor_nuevo</text:span>, extracción del actor.</text:p>
          </table:table-cell>
        </table:table-row>
        <table:table-row>
          <table:table-cell table:style-name="Table9.A2" office:value-type="string">
            <text:p text:style-name="Table_20_Contents">Modificar <text:span text:style-name="T2">SecurityConfig.java</text:span></text:p>
          </table:table-cell>
          <table:table-cell table:style-name="Table9.A2" office:value-type="string">
            <text:p text:style-name="P10">Baja</text:p>
          </table:table-cell>
          <table:table-cell table:style-name="Table9.A2" office:value-type="string">
            <text:p text:style-name="P10">1</text:p>
          </table:table-cell>
          <table:table-cell table:style-name="Table9.D2" office:value-type="string">
            <text:p text:style-name="P10">Dos nuevas reglas de autorización.</text:p>
          </table:table-cell>
        </table:table-row>
        <table:table-row>
          <table:table-cell table:style-name="Table9.A2" office:value-type="string">
            <text:p text:style-name="Table_20_Contents"><text:span text:style-name="T2">AuditoriaController.java</text:span> (GET paginado + filtros)</text:p>
          </table:table-cell>
          <table:table-cell table:style-name="Table9.A2" office:value-type="string">
            <text:p text:style-name="P10">Media</text:p>
          </table:table-cell>
          <table:table-cell table:style-name="Table9.A2" office:value-type="string">
            <text:p text:style-name="P10">3</text:p>
          </table:table-cell>
          <table:table-cell table:style-name="Table9.D2" office:value-type="string">
            <text:p text:style-name="Table_20_Contents"><text:span text:style-name="T2">Specification</text:span> dinámica, DTO mapping, paginación.</text:p>
          </table:table-cell>
        </table:table-row>
        <table:table-row>
          <table:table-cell table:style-name="Table9.A2" office:value-type="string">
            <text:p text:style-name="Table_20_Contents"><text:span text:style-name="T2">AuditoriaSpec.java</text:span> (predicados dinámicos)</text:p>
          </table:table-cell>
          <table:table-cell table:style-name="Table9.A2" office:value-type="string">
            <text:p text:style-name="P10">Media</text:p>
          </table:table-cell>
          <table:table-cell table:style-name="Table9.A2" office:value-type="string">
            <text:p text:style-name="P10">2</text:p>
          </table:table-cell>
          <table:table-cell table:style-name="Table9.D2" office:value-type="string">
            <text:p text:style-name="P10">Predicados combinables para 5+ parámetros de filtro.</text:p>
          </table:table-cell>
        </table:table-row>
        <table:table-row>
          <table:table-cell table:style-name="Table9.A2" office:value-type="string">
            <text:p text:style-name="Table_20_Contents"><text:span text:style-name="T2">auditoria.service.ts</text:span> + <text:span text:style-name="T2">auditoria.model.ts</text:span> (Angular)</text:p>
          </table:table-cell>
          <table:table-cell table:style-name="Table9.A2" office:value-type="string">
            <text:p text:style-name="P10">Baja</text:p>
          </table:table-cell>
          <table:table-cell table:style-name="Table9.A2" office:value-type="string">
            <text:p text:style-name="P10">1</text:p>
          </table:table-cell>
          <table:table-cell table:style-name="Table9.D2" office:value-type="string">
            <text:p text:style-name="P10">Llamada HTTP tipada con los filtros.</text:p>
          </table:table-cell>
        </table:table-row>
        <table:table-row>
          <table:table-cell table:style-name="Table9.A2" office:value-type="string">
            <text:p text:style-name="Table_20_Contents"><text:span text:style-name="T2">AuditoriaComponent</text:span> (tabla, filtros, comparativa JSON)</text:p>
          </table:table-cell>
          <table:table-cell table:style-name="Table9.A2" office:value-type="string">
            <text:p text:style-name="P10">Media-Alta</text:p>
          </table:table-cell>
          <table:table-cell table:style-name="Table9.A2" office:value-type="string">
            <text:p text:style-name="P10">4</text:p>
          </table:table-cell>
          <table:table-cell table:style-name="Table9.D2" office:value-type="string">
            <text:p text:style-name="P10">Paginación server-side, renderizado JSON diff, filtros reactivos.</text:p>
          </table:table-cell>
        </table:table-row>
        <table:table-row>
          <table:table-cell table:style-name="Table9.A2" office:value-type="string">
            <text:p text:style-name="Table_20_Contents">Integración logout en <text:span text:style-name="T2">session.service.ts</text:span></text:p>
          </table:table-cell>
          <table:table-cell table:style-name="Table9.A2" office:value-type="string">
            <text:p text:style-name="P10">Baja</text:p>
          </table:table-cell>
          <table:table-cell table:style-name="Table9.A2" office:value-type="string">
            <text:p text:style-name="P10">1</text:p>
          </table:table-cell>
          <table:table-cell table:style-name="Table9.D2" office:value-type="string">
            <text:p text:style-name="P10">Una llamada al método antes del redirect.</text:p>
          </table:table-cell>
        </table:table-row>
        <table:table-row>
          <table:table-cell table:style-name="Table9.A2" office:value-type="string">
            <text:p text:style-name="Table_20_Contents">Tests unitarios backend (<text:span text:style-name="T2">AuditoriaService</text:span>, <text:span text:style-name="T2">AuthController</text:span>)</text:p>
          </table:table-cell>
          <table:table-cell table:style-name="Table9.A2" office:value-type="string">
            <text:p text:style-name="P10">Media</text:p>
          </table:table-cell>
          <table:table-cell table:style-name="Table9.A2" office:value-type="string">
            <text:p text:style-name="P10">3</text:p>
          </table:table-cell>
          <table:table-cell table:style-name="Table9.D2" office:value-type="string">
            <text:p text:style-name="P10">Mocks de repositorio, request, SecurityContext.</text:p>
          </table:table-cell>
        </table:table-row>
        <table:table-row>
          <table:table-cell table:style-name="Table9.A2" office:value-type="string">
            <text:p text:style-name="Table_20_Contents"><text:span text:style-name="T1">Total Sprint 1</text:span></text:p>
          </table:table-cell>
          <table:table-cell table:style-name="Table9.A2" office:value-type="string">
            <text:p text:style-name="P10"/>
          </table:table-cell>
          <table:table-cell table:style-name="Table9.A2" office:value-type="string">
            <text:p text:style-name="Table_20_Contents"><text:span text:style-name="T1">24 SP</text:span></text:p>
          </table:table-cell>
          <table:table-cell table:style-name="Table9.D2" office:value-type="string">
            <text:p text:style-name="P10">Incluye entidad piloto (Usuario). Entidades CRM futuras: ~3 SP por entidad adicional.</text:p>
          </table:table-cell>
        </table:table-row>
      </table:table>
      <text:p text:style-name="Text_20_body"/>
      <text:p text:style-name="Horizontal_20_Line"/>
      <text:h text:style-name="Heading_20_2" text:outline-level="2">11. Instrucciones para el desarrollador</text:h>
      <text:h text:style-name="Heading_20_3" text:outline-level="3">Orden de implementación recomendado</text:h>
      <text:p text:style-name="Text_20_body"><text:span text:style-name="T1">Paso 1 — DDL y configuración en base de datos (prerequisito)</text:span></text:p>
      <text:p text:style-name="Text_20_body">Ejecutar el siguiente script sobre <text:span text:style-name="T2">logindb</text:span> antes de tocar ningún archivo Java o TypeScript:</text:p>
      <text:p text:style-name="P11">-- Verificar que el schema BRM_CONFIG existe (ya existe en logindb)<text:line-break/>-- Crear la tabla de auditoría<text:line-break/>CREATE TABLE BRM_CONFIG.AUD_AUDITORIA (<text:line-break/> <text:s text:c="3"/>id <text:s text:c="12"/>BIGINT <text:s text:c="7"/>IDENTITY(1,1) NOT NULL,<text:line-break/> <text:s text:c="3"/>entidad <text:s text:c="7"/>NVARCHAR(50) <text:s/>NOT NULL,<text:line-break/> <text:s text:c="3"/>id_registro <text:s text:c="3"/>BIGINT <text:s text:c="7"/>NULL,<text:line-break/> <text:s text:c="3"/>accion <text:s text:c="8"/>NVARCHAR(50) <text:s/>NOT NULL,<text:line-break/> <text:s text:c="3"/>valor_anterior NVARCHAR(MAX) NULL,<text:line-break/> <text:s text:c="3"/>valor_nuevo <text:s text:c="3"/>NVARCHAR(MAX) NULL,<text:line-break/> <text:s text:c="3"/>username <text:s text:c="6"/>NVARCHAR(100) NOT NULL,<text:line-break/> <text:s text:c="3"/>fecha_hora <text:s text:c="4"/>DATETIME2(3) <text:s/>NOT NULL,<text:line-break/> <text:s text:c="3"/>ip_origen <text:s text:c="5"/>NVARCHAR(45) <text:s/>NOT NULL,<text:line-break/> <text:s text:c="3"/>detalle <text:s text:c="7"/>NVARCHAR(500) NULL,<text:line-break/> <text:s text:c="3"/>CONSTRAINT PK_AUD_AUDITORIA PRIMARY KEY CLUSTERED (id ASC)<text:line-break/>);<text:line-break/><text:line-break/>CREATE INDEX IX_AUD_fecha_hora <text:s/>ON BRM_CONFIG.AUD_AUDITORIA (fecha_hora DESC);<text:line-break/>CREATE INDEX IX_AUD_username <text:s text:c="3"/>ON BRM_CONFIG.AUD_AUDITORIA (username);<text:line-break/>CREATE INDEX IX_AUD_entidad <text:s text:c="4"/>ON BRM_CONFIG.AUD_AUDITORIA (entidad);<text:line-break/>CREATE INDEX IX_AUD_id_registro ON BRM_CONFIG.AUD_AUDITORIA (id_registro) WHERE id_registro IS NOT NULL;<text:line-break/>CREATE INDEX IX_AUD_accion <text:s text:c="5"/>ON BRM_CONFIG.AUD_AUDITORIA (accion);<text:line-break/><text:line-break/>INSERT INTO BRM_CONFIG.CFG_CONFIG (CFG_CONFIG_VAR, CFG_CONFIG_VALOR, CFG_CONFIG_GRUPO)<text:line-break/>VALUES<text:line-break/> <text:s text:c="3"/>('AUDIT_ENABLED', <text:s text:c="7"/>'true', 'AUDITORIA'),<text:line-break/> <text:s text:c="3"/>('AUDIT_RETENTION_DAYS', '730', <text:s/>'AUDITORIA');</text:p>
      <text:p text:style-name="Horizontal_20_Line"/>
      <text:p text:style-name="Text_20_body"><text:span text:style-name="T1">Paso 2 — Capa de dominio backend</text:span></text:p>
      <text:p text:style-name="Text_20_body">Crear <text:span text:style-name="T2">EntidadAuditable.java</text:span>:</text:p>
      <text:p text:style-name="P11">public enum EntidadAuditable {<text:line-break/> <text:s text:c="3"/>SESION, USUARIO, CLIENTE, CONTACTO, OPORTUNIDAD, ACTIVIDAD, PRODUCTO, OFERTA<text:line-break/>}</text:p>
      <text:p text:style-name="Text_20_body">Crear <text:span text:style-name="T2">AccionAuditoria.java</text:span>:</text:p>
      <text:p text:style-name="P11">public enum AccionAuditoria {<text:line-break/> <text:s text:c="3"/>CREAR, MODIFICAR, ELIMINAR, CAMBIO_ESTADO,<text:line-break/> <text:s text:c="3"/>LOGIN_EXITOSO, LOGIN_FALLIDO, LOGOUT<text:line-break/>}</text:p>
      <text:p text:style-name="Text_20_body">Crear <text:span text:style-name="T2">Auditoria.java</text:span>:</text:p>
      <text:p text:style-name="P11">@Entity<text:line-break/>@Table(name = "AUD_AUDITORIA", schema = "BRM_CONFIG")<text:line-break/>public class Auditoria {<text:line-break/> <text:s text:c="3"/>@Id @GeneratedValue(strategy = GenerationType.IDENTITY)<text:line-break/> <text:s text:c="3"/>private Long id;<text:line-break/><text:line-break/> <text:s text:c="3"/>@Enumerated(EnumType.STRING)<text:line-break/> <text:s text:c="3"/>@Column(nullable = false, length = 50)<text:line-break/> <text:s text:c="3"/>private EntidadAuditable entidad;<text:line-break/><text:line-break/> <text:s text:c="3"/>private Long idRegistro;<text:line-break/><text:line-break/> <text:s text:c="3"/>@Enumerated(EnumType.STRING)<text:line-break/> <text:s text:c="3"/>@Column(nullable = false, length = 50)<text:line-break/> <text:s text:c="3"/>private AccionAuditoria accion;<text:line-break/><text:line-break/> <text:s text:c="3"/>@Column(columnDefinition = "NVARCHAR(MAX)")<text:line-break/> <text:s text:c="3"/>private String valorAnterior;<text:line-break/><text:line-break/> <text:s text:c="3"/>@Column(columnDefinition = "NVARCHAR(MAX)")<text:line-break/> <text:s text:c="3"/>private String valorNuevo;<text:line-break/><text:line-break/> <text:s text:c="3"/>@Column(nullable = false, length = 100)<text:line-break/> <text:s text:c="3"/>private String username;<text:line-break/><text:line-break/> <text:s text:c="3"/>@Column(nullable = false)<text:line-break/> <text:s text:c="3"/>private LocalDateTime fechaHora; <text:s text:c="2"/>// siempre UTC: LocalDateTime.now(ZoneOffset.UTC)<text:line-break/><text:line-break/> <text:s text:c="3"/>@Column(nullable = false, length = 45)<text:line-break/> <text:s text:c="3"/>private String ipOrigen;<text:line-break/><text:line-break/> <text:s text:c="3"/>@Column(length = 500)<text:line-break/> <text:s text:c="3"/>private String detalle;<text:line-break/><text:line-break/> <text:s text:c="3"/>// constructor, getters (sin setters para favorecer inmutabilidad en código)<text:line-break/>}</text:p>
      <text:p text:style-name="Text_20_body">Crear <text:span text:style-name="T2">AuditoriaRepository.java</text:span>:</text:p>
      <text:p text:style-name="P11">public interface AuditoriaRepository<text:line-break/> <text:s text:c="7"/>extends JpaRepository&lt;Auditoria, Long&gt;, JpaSpecificationExecutor&lt;Auditoria&gt; {<text:line-break/>}</text:p>
      <text:p text:style-name="Horizontal_20_Line"/>
      <text:p text:style-name="Text_20_body"><text:span text:style-name="T1">Paso 3 — AuditoriaService</text:span></text:p>
      <text:p text:style-name="P11">@Service<text:line-break/>@Slf4j<text:line-break/>public class AuditoriaService {<text:line-break/><text:line-break/> <text:s text:c="3"/>private final AuditoriaRepository repo;<text:line-break/> <text:s text:c="3"/>private final ConfigService configService;<text:line-break/> <text:s text:c="3"/>private final ObjectMapper objectMapper;<text:line-break/><text:line-break/> <text:s text:c="3"/>// Inyección por constructor<text:line-break/><text:line-break/> <text:s text:c="3"/>public void registrar(EntidadAuditable entidad, Long idRegistro,<text:line-break/> <text:s text:c="25"/>AccionAuditoria accion,<text:line-break/> <text:s text:c="25"/>Object estadoAnterior, Object estadoNuevo,<text:line-break/> <text:s text:c="25"/>String username, HttpServletRequest request,<text:line-break/> <text:s text:c="25"/>String detalle) {<text:line-break/> <text:s text:c="7"/>try {<text:line-break/> <text:s text:c="11"/>if (!"true".equalsIgnoreCase(configService.get("AUDIT_ENABLED"))) return;<text:line-break/><text:line-break/> <text:s text:c="11"/>Auditoria reg = new Auditoria(<text:line-break/> <text:s text:c="15"/>entidad, idRegistro, accion,<text:line-break/> <text:s text:c="15"/>toJson(estadoAnterior),<text:line-break/> <text:s text:c="15"/>toJson(estadoNuevo),<text:line-break/> <text:s text:c="15"/>username,<text:line-break/> <text:s text:c="15"/>LocalDateTime.now(ZoneOffset.UTC),<text:line-break/> <text:s text:c="15"/>extractIp(request),<text:line-break/> <text:s text:c="15"/>detalle<text:line-break/> <text:s text:c="11"/>);<text:line-break/> <text:s text:c="11"/>repo.save(reg);<text:line-break/> <text:s text:c="7"/>} catch (Exception e) {<text:line-break/> <text:s text:c="11"/>log.error("[AUDITORIA] Error al registrar evento {}/{}: {}", entidad, accion, e.getMessage());<text:line-break/> <text:s text:c="7"/>}<text:line-break/> <text:s text:c="3"/>}<text:line-break/><text:line-break/> <text:s text:c="3"/>private String toJson(Object obj) {<text:line-break/> <text:s text:c="7"/>if (obj == null) return null;<text:line-break/> <text:s text:c="7"/>try {<text:line-break/> <text:s text:c="11"/>// Filtrar campos sensibles antes de serializar<text:line-break/> <text:s text:c="11"/>return objectMapper.writeValueAsString(obj);<text:line-break/> <text:s text:c="7"/>} catch (JsonProcessingException e) {<text:line-break/> <text:s text:c="11"/>return null;<text:line-break/> <text:s text:c="7"/>}<text:line-break/> <text:s text:c="3"/>}<text:line-break/><text:line-break/> <text:s text:c="3"/>private String extractIp(HttpServletRequest request) {<text:line-break/> <text:s text:c="7"/>String forwarded = request.getHeader("X-Forwarded-For");<text:line-break/> <text:s text:c="7"/>if (forwarded != null &amp;&amp; !forwarded.isBlank()) {<text:line-break/> <text:s text:c="11"/>return forwarded.split(",")[0].trim();<text:line-break/> <text:s text:c="7"/>}<text:line-break/> <text:s text:c="7"/>return request.getRemoteAddr();<text:line-break/> <text:s text:c="3"/>}<text:line-break/><text:line-break/> <text:s text:c="3"/>public Page&lt;Auditoria&gt; buscar(AuditoriaFiltrosDTO filtros, Pageable pageable) {<text:line-break/> <text:s text:c="7"/>Specification&lt;Auditoria&gt; spec = AuditoriaSpec.build(filtros);<text:line-break/> <text:s text:c="7"/>return repo.findAll(spec, pageable);<text:line-break/> <text:s text:c="3"/>}<text:line-break/>}</text:p>
      <text:p text:style-name="Quotations"><text:span text:style-name="T1">Importante:</text:span> Para serializar <text:span text:style-name="T2">UsuarioDTO</text:span> sin contraseña, asegurarse de que el objeto pasado como <text:span text:style-name="T2">estadoAnterior</text:span>/<text:span text:style-name="T2">estadoNuevo</text:span> NO incluya el campo <text:span text:style-name="T2">password</text:span>. Usar el record <text:span text:style-name="T2">UsuarioDTO</text:span> ya existente (que no tiene password) en lugar de la entidad <text:span text:style-name="T2">Usuario</text:span>.</text:p>
      <text:p text:style-name="Horizontal_20_Line"/>
      <text:p text:style-name="Text_20_body"><text:span text:style-name="T1">Paso 4 — Modificar AuthController</text:span></text:p>
      <text:p text:style-name="P11">// Agregar al constructor:<text:line-break/>private final AuditoriaService auditoriaService;<text:line-break/><text:line-break/>// En el método login(), reemplazar el return existente:<text:line-break/>if (usuario.isPresent() &amp;&amp; passwordEncoder.matches(password, hash)) {<text:line-break/> <text:s text:c="3"/>String token = jwtUtil.generarToken(username, rol);<text:line-break/> <text:s text:c="3"/>auditoriaService.registrar(SESION, null, LOGIN_EXITOSO,<text:line-break/> <text:s text:c="7"/>null, null, username, request, null);<text:line-break/> <text:s text:c="3"/>return ResponseEntity.ok(...);<text:line-break/>}<text:line-break/>auditoriaService.registrar(SESION, null, LOGIN_FALLIDO,<text:line-break/> <text:s text:c="3"/>null, null,<text:line-break/> <text:s text:c="3"/>username != null ? username.substring(0, Math.min(username.length(), 100)) : "DESCONOCIDO",<text:line-break/> <text:s text:c="3"/>request, "Credenciales inválidas");<text:line-break/>return ResponseEntity.status(401).body(...);<text:line-break/><text:line-break/>// Nuevo endpoint logout:<text:line-break/>@PostMapping("/logout")<text:line-break/>public ResponseEntity&lt;?&gt; logout(HttpServletRequest request) {<text:line-break/> <text:s text:c="3"/>String authHeader = request.getHeader("Authorization");<text:line-break/> <text:s text:c="3"/>if (authHeader == null || !authHeader.startsWith("Bearer ")) {<text:line-break/> <text:s text:c="7"/>return ResponseEntity.badRequest().body(Map.of("message", "Token requerido"));<text:line-break/> <text:s text:c="3"/>}<text:line-break/> <text:s text:c="3"/>try {<text:line-break/> <text:s text:c="7"/>String token = authHeader.substring(7);<text:line-break/> <text:s text:c="7"/>String username = jwtUtil.extraerUsername(token);<text:line-break/> <text:s text:c="7"/>String detalle = request.getParameter("detalle"); // nullable<text:line-break/> <text:s text:c="7"/>auditoriaService.registrar(SESION, null, LOGOUT,<text:line-break/> <text:s text:c="11"/>null, null, username, request, detalle);<text:line-break/> <text:s text:c="7"/>return ResponseEntity.ok(Map.of("message", "Logout registrado"));<text:line-break/> <text:s text:c="3"/>} catch (Exception e) {<text:line-break/> <text:s text:c="7"/>return ResponseEntity.badRequest().body(Map.of("message", "Token inválido"));<text:line-break/> <text:s text:c="3"/>}<text:line-break/>}</text:p>
      <text:p text:style-name="Horizontal_20_Line"/>
      <text:p text:style-name="Text_20_body"><text:span text:style-name="T1">Paso 5 — Modificar UsuarioController</text:span></text:p>
      <text:p text:style-name="P11">// Agregar al constructor:<text:line-break/>private final AuditoriaService auditoriaService;<text:line-break/><text:line-break/>// En create(), tras repo.save():<text:line-break/>UsuarioDTO dto = new UsuarioDTO(saved.getId(), saved.getUsername(), saved.getNombre(), saved.getRol());<text:line-break/>String actor = SecurityContextHolder.getContext().getAuthentication().getName();<text:line-break/>auditoriaService.registrar(USUARIO, saved.getId(), CREAR,<text:line-break/> <text:s text:c="3"/>null, dto, actor, request, null);<text:line-break/><text:line-break/>// En update(), ANTES de repo.save():<text:line-break/>UsuarioDTO anterior = new UsuarioDTO(u.getId(), u.getUsername(), u.getNombre(), u.getRol());<text:line-break/>// ...aplicar cambios y guardar...<text:line-break/>UsuarioDTO posterior = new UsuarioDTO(id, updated.getUsername(), updated.getNombre(), updated.getRol());<text:line-break/>String detalle = construirDetalleEdicion(anterior, posterior, body);<text:line-break/>auditoriaService.registrar(USUARIO, id, MODIFICAR,<text:line-break/> <text:s text:c="3"/>anterior, posterior, actor, request, detalle);<text:line-break/><text:line-break/>// En delete(), ANTES de repo.deleteById():<text:line-break/>Usuario aEliminar = repo.findById(id).get();<text:line-break/>UsuarioDTO anteriorDto = new UsuarioDTO(id, aEliminar.getUsername(), aEliminar.getNombre(), aEliminar.getRol());<text:line-break/>repo.deleteById(id);<text:line-break/>auditoriaService.registrar(USUARIO, id, ELIMINAR,<text:line-break/> <text:s text:c="3"/>anteriorDto, null, actor, request, null);<text:line-break/><text:line-break/>// Método auxiliar para detalle de edición:<text:line-break/>private String construirDetalleEdicion(UsuarioDTO ant, UsuarioDTO nvo, Map&lt;String,String&gt; body) {<text:line-break/> <text:s text:c="3"/>List&lt;String&gt; cambios = new ArrayList&lt;&gt;();<text:line-break/> <text:s text:c="3"/>if (!ant.rol().equals(nvo.rol()))<text:line-break/> <text:s text:c="7"/>cambios.add("rol: " + ant.rol() + " → " + nvo.rol());<text:line-break/> <text:s text:c="3"/>if (body.containsKey("password") &amp;&amp; !body.get("password").isBlank())<text:line-break/> <text:s text:c="7"/>cambios.add("password actualizado");<text:line-break/> <text:s text:c="3"/>return cambios.isEmpty() ? null : String.join(", ", cambios);<text:line-break/>}</text:p>
      <text:p text:style-name="Horizontal_20_Line"/>
      <text:p text:style-name="Text_20_body"><text:span text:style-name="T1">Paso 6 — Modificar SecurityConfig</text:span></text:p>
      <text:p text:style-name="P11">.authorizeHttpRequests(auth -&gt; auth<text:line-break/> <text:s text:c="3"/>.requestMatchers("/api/auth/**", "/api/config/**").permitAll()<text:line-break/> <text:s text:c="3"/>.requestMatchers(HttpMethod.POST, "/api/auth/logout").permitAll() <text:s/>// NUEVO<text:line-break/> <text:s text:c="3"/>.requestMatchers("/api/auditoria/**").hasAuthority("ADMIN") <text:s text:c="7"/>// NUEVO<text:line-break/> <text:s text:c="3"/>.anyRequest().authenticated()<text:line-break/>)</text:p>
      <text:p text:style-name="Horizontal_20_Line"/>
      <text:p text:style-name="Text_20_body"><text:span text:style-name="T1">Paso 7 — AuditoriaController</text:span></text:p>
      <text:p text:style-name="P11">@RestController<text:line-break/>@RequestMapping("/api/auditoria")<text:line-break/>@CrossOrigin(origins = "http://localhost:4200")<text:line-break/>public class AuditoriaController {<text:line-break/><text:line-break/> <text:s text:c="3"/>private final AuditoriaService service;<text:line-break/><text:line-break/> <text:s text:c="3"/>@GetMapping<text:line-break/> <text:s text:c="3"/>public ResponseEntity&lt;Page&lt;AuditoriaDTO&gt;&gt; buscar(<text:line-break/> <text:s text:c="11"/>@RequestParam(required = false) String entidad,<text:line-break/> <text:s text:c="11"/>@RequestParam(required = false) String accion,<text:line-break/> <text:s text:c="11"/>@RequestParam(required = false) String username,<text:line-break/> <text:s text:c="11"/>@RequestParam(required = false) Long idRegistro,<text:line-break/> <text:s text:c="11"/>@RequestParam(required = false) @DateTimeFormat(iso=DATE) LocalDate fechaDesde,<text:line-break/> <text:s text:c="11"/>@RequestParam(required = false) @DateTimeFormat(iso=DATE) LocalDate fechaHasta,<text:line-break/> <text:s text:c="11"/>@RequestParam(defaultValue = "0") <text:s/>int page,<text:line-break/> <text:s text:c="11"/>@RequestParam(defaultValue = "20") int size) {<text:line-break/><text:line-break/> <text:s text:c="7"/>size = Math.min(size, 100);<text:line-break/> <text:s text:c="7"/>Pageable pageable = PageRequest.of(page, size, Sort.by("fechaHora").descending());<text:line-break/> <text:s text:c="7"/>AuditoriaFiltrosDTO filtros = new AuditoriaFiltrosDTO(<text:line-break/> <text:s text:c="11"/>entidad, accion, username, idRegistro,<text:line-break/> <text:s text:c="11"/>fechaDesde != null ? fechaDesde.atStartOfDay() : null,<text:line-break/> <text:s text:c="11"/>fechaHasta != null ? fechaHasta.atTime(23, 59, 59) : null<text:line-break/> <text:s text:c="7"/>);<text:line-break/> <text:s text:c="7"/>Page&lt;AuditoriaDTO&gt; resultado = service.buscar(filtros, pageable)<text:line-break/> <text:s text:c="11"/>.map(AuditoriaDTO::from);<text:line-break/> <text:s text:c="7"/>return ResponseEntity.ok(resultado);<text:line-break/> <text:s text:c="3"/>}<text:line-break/>}</text:p>
      <text:p text:style-name="Horizontal_20_Line"/>
      <text:p text:style-name="Text_20_body"><text:span text:style-name="T1">Paso 8 — Frontend: auth.service.ts</text:span></text:p>
      <text:p text:style-name="P11">logout(): Observable&lt;any&gt; {<text:line-break/> <text:s/>return this.http.post('/api/auth/logout', {}).pipe(<text:line-break/> <text:s text:c="3"/>finalize(() =&gt; {<text:line-break/> <text:s text:c="5"/>localStorage.clear();<text:line-break/> <text:s text:c="5"/>// emitir evento de sesión terminada si existe un Subject de autenticación<text:line-break/> <text:s text:c="3"/>})<text:line-break/> <text:s/>);<text:line-break/>}</text:p>
      <text:p text:style-name="Horizontal_20_Line"/>
      <text:p text:style-name="Text_20_body"><text:span text:style-name="T1">Paso 9 — Frontend: auditoria.service.ts</text:span></text:p>
      <text:p text:style-name="P11">@Injectable({ providedIn: 'root' })<text:line-break/>export class AuditoriaService {<text:line-break/> <text:s/>private readonly API = '/api/auditoria';<text:line-break/><text:line-break/> <text:s/>constructor(private http: HttpClient) {}<text:line-break/><text:line-break/> <text:s/>getAuditoria(filtros: AuditoriaFiltros, page = 0, size = 20): Observable&lt;PageResponse&lt;AuditoriaEntry&gt;&gt; {<text:line-break/> <text:s text:c="3"/>let params = new HttpParams()<text:line-break/> <text:s text:c="5"/>.set('page', page)<text:line-break/> <text:s text:c="5"/>.set('size', Math.min(size, 100));<text:line-break/> <text:s text:c="3"/>if (filtros.entidad) <text:s text:c="3"/>params = params.set('entidad', <text:s text:c="3"/>filtros.entidad);<text:line-break/> <text:s text:c="3"/>if (filtros.accion) <text:s text:c="4"/>params = params.set('accion', <text:s text:c="4"/>filtros.accion);<text:line-break/> <text:s text:c="3"/>if (filtros.username) <text:s text:c="2"/>params = params.set('username', <text:s text:c="2"/>filtros.username);<text:line-break/> <text:s text:c="3"/>if (filtros.idRegistro) params = params.set('idRegistro', filtros.idRegistro);<text:line-break/> <text:s text:c="3"/>if (filtros.fechaDesde) params = params.set('fechaDesde', filtros.fechaDesde);<text:line-break/> <text:s text:c="3"/>if (filtros.fechaHasta) params = params.set('fechaHasta', filtros.fechaHasta);<text:line-break/> <text:s text:c="3"/>return this.http.get&lt;PageResponse&lt;AuditoriaEntry&gt;&gt;(this.API, { params });<text:line-break/> <text:s/>}<text:line-break/>}</text:p>
      <text:p text:style-name="Horizontal_20_Line"/>
      <text:p text:style-name="Text_20_body"><text:span text:style-name="T1">Paso 10 — Frontend: session.service.ts</text:span></text:p>
      <text:p text:style-name="Text_20_body">Localizar el handler de expiración de sesión por timeout y reemplazar la navegación directa:</text:p>
      <text:p text:style-name="P11">// ANTES (simplificado):<text:line-break/>this.router.navigate(['/login']);<text:line-break/><text:line-break/>// DESPUÉS:<text:line-break/>this.authService.logout().subscribe({<text:line-break/> <text:s/>complete: () =&gt; this.router.navigate(['/login'])<text:line-break/>});</text:p>
      <text:p text:style-name="Horizontal_20_Line"/>
      <text:h text:style-name="Heading_20_3" text:outline-level="3">Notas de calidad y buenas practicas</text:h>
      <text:list text:style-name="L10">
        <text:list-item>
          <text:p text:style-name="P13">Nunca hardcodear los literales de <text:span text:style-name="T2">entidad</text:span> o <text:span text:style-name="T2">accion</text:span> como strings en los controllers. Usar siempre los enums <text:span text:style-name="T2">EntidadAuditable</text:span> y <text:span text:style-name="T2">AccionAuditoria</text:span>.</text:p>
        </text:list-item>
        <text:list-item>
          <text:p text:style-name="P13">La serialización a JSON de las entidades para <text:span text:style-name="T2">valor_anterior</text:span>/<text:span text:style-name="T2">valor_nuevo</text:span> debe usar los <text:span text:style-name="T1">DTOs</text:span>, no las entidades JPA directamente, para evitar serializar relaciones lazy no deseadas o campos sensibles.</text:p>
        </text:list-item>
        <text:list-item>
          <text:p text:style-name="P13">Al incorporar una nueva entidad CRM en sprints futuros (ej. <text:span text:style-name="T2">Cliente</text:span>): (1) añadir <text:span text:style-name="T2">CLIENTE</text:span> al enum <text:span text:style-name="T2">EntidadAuditable</text:span>, (2) inyectar <text:span text:style-name="T2">AuditoriaService</text:span> en <text:span text:style-name="T2">ClienteController</text:span>, (3) llamar <text:span text:style-name="T2">registrar(...)</text:span> tras cada operación exitosa. No es necesario modificar ninguna otra clase del módulo de auditoría.</text:p>
        </text:list-item>
        <text:list-item>
          <text:p text:style-name="P13">En producción: revocar permisos <text:span text:style-name="T2">DELETE</text:span> y <text:span text:style-name="T2">UPDATE</text:span> sobre <text:span text:style-name="T2">BRM_CONFIG.AUD_AUDITORIA</text:span> al usuario de aplicación a nivel de SQL Server.</text:p>
        </text:list-item>
        <text:list-item>
          <text:p text:style-name="P13">Los tests unitarios de <text:span text:style-name="T2">AuditoriaService</text:span> deben verificar que: (a) cuando <text:span text:style-name="T2">AUDIT_ENABLED=false</text:span> no se llama a <text:span text:style-name="T2">repo.save()</text:span>, (b) cuando <text:span text:style-name="T2">repo.save()</text:span> lanza excepción el método retorna sin propagarla, (c) la IP se extrae correctamente con y sin <text:span text:style-name="T2">X-Forwarded-For</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9" meta:image-count="0" meta:object-count="0" meta:page-count="1" meta:paragraph-count="366" meta:word-count="4682" meta:character-count="38620" meta:non-whitespace-character-count="32378"/>
    <meta:generator>LibreOffice/26.2.2.2$Linux_X86_64 LibreOffice_project/620$Build-2</meta:generator>
  </office:meta>
</office:document-meta>
</file>